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8*"/>
    </style:style>
    <style:style style:name="Table4.B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8*"/>
    </style:style>
    <style:style style:name="Table5.B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8*"/>
    </style:style>
    <style:style style:name="Table6.B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8*"/>
    </style:style>
    <style:style style:name="Table7.B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8*"/>
    </style:style>
    <style:style style:name="Table8.B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8*"/>
    </style:style>
    <style:style style:name="Table9.B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8*"/>
    </style:style>
    <style:style style:name="Table10.B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8*"/>
    </style:style>
    <style:style style:name="Table11.B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8*"/>
    </style:style>
    <style:style style:name="Table12.B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8*"/>
    </style:style>
    <style:style style:name="Table14.B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8*"/>
    </style:style>
    <style:style style:name="Table15.B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8*"/>
    </style:style>
    <style:style style:name="Table16.B" style:family="table-column">
      <style:table-column-properties style:column-width="3.4625in" style:rel-column-width="32767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ad3" officeooo:paragraph-rsid="00137ad3"/>
    </style:style>
    <style:style style:name="P2" style:family="paragraph" style:parent-style-name="Standard">
      <style:text-properties officeooo:rsid="00195cf0" officeooo:paragraph-rsid="00195cf0"/>
    </style:style>
    <style:style style:name="P3" style:family="paragraph" style:parent-style-name="Standard">
      <style:text-properties officeooo:rsid="001e2dc5" officeooo:paragraph-rsid="001e2dc5"/>
    </style:style>
    <style:style style:name="P4" style:family="paragraph" style:parent-style-name="Standard">
      <style:text-properties officeooo:rsid="001e2dc5" officeooo:paragraph-rsid="0023e1bd"/>
    </style:style>
    <style:style style:name="P5" style:family="paragraph" style:parent-style-name="Standard">
      <style:text-properties officeooo:rsid="001e2dc5" officeooo:paragraph-rsid="0025b0b7"/>
    </style:style>
    <style:style style:name="P6" style:family="paragraph" style:parent-style-name="Standard">
      <style:text-properties officeooo:rsid="001e2dc5" officeooo:paragraph-rsid="002e65a1"/>
    </style:style>
    <style:style style:name="P7" style:family="paragraph" style:parent-style-name="Standard">
      <style:text-properties officeooo:rsid="001e2dc5" officeooo:paragraph-rsid="003294c0"/>
    </style:style>
    <style:style style:name="P8" style:family="paragraph" style:parent-style-name="Standard">
      <style:text-properties officeooo:rsid="001e2dc5" officeooo:paragraph-rsid="00404b60"/>
    </style:style>
    <style:style style:name="P9" style:family="paragraph" style:parent-style-name="Standard">
      <style:text-properties officeooo:rsid="001e2dc5" officeooo:paragraph-rsid="00424397"/>
    </style:style>
    <style:style style:name="P10" style:family="paragraph" style:parent-style-name="Standard">
      <style:text-properties officeooo:rsid="001e2dc5" officeooo:paragraph-rsid="004343b0"/>
    </style:style>
    <style:style style:name="P11" style:family="paragraph" style:parent-style-name="Standard">
      <style:text-properties officeooo:rsid="001e2dc5" officeooo:paragraph-rsid="0045702d"/>
    </style:style>
    <style:style style:name="P12" style:family="paragraph" style:parent-style-name="Standard">
      <style:text-properties officeooo:rsid="001e2dc5" officeooo:paragraph-rsid="004ae681"/>
    </style:style>
    <style:style style:name="P13" style:family="paragraph" style:parent-style-name="Standard">
      <style:text-properties officeooo:rsid="001e2dc5" officeooo:paragraph-rsid="0053bb2d"/>
    </style:style>
    <style:style style:name="P14" style:family="paragraph" style:parent-style-name="Standard">
      <style:text-properties officeooo:rsid="001e2dc5" officeooo:paragraph-rsid="0062b8ba"/>
    </style:style>
    <style:style style:name="P15" style:family="paragraph" style:parent-style-name="Standard">
      <style:text-properties officeooo:rsid="001e2dc5" officeooo:paragraph-rsid="00641235"/>
    </style:style>
    <style:style style:name="P16" style:family="paragraph" style:parent-style-name="Standard">
      <style:text-properties officeooo:rsid="001e2dc5" officeooo:paragraph-rsid="006ac904"/>
    </style:style>
    <style:style style:name="P17" style:family="paragraph" style:parent-style-name="Standard">
      <style:text-properties officeooo:rsid="001e2dc5" officeooo:paragraph-rsid="0072b4a2"/>
    </style:style>
    <style:style style:name="P18" style:family="paragraph" style:parent-style-name="Standard">
      <style:text-properties officeooo:rsid="001e2dc5" officeooo:paragraph-rsid="007e7ee0"/>
    </style:style>
    <style:style style:name="P19" style:family="paragraph" style:parent-style-name="Standard">
      <style:text-properties officeooo:paragraph-rsid="00287979"/>
    </style:style>
    <style:style style:name="P20" style:family="paragraph" style:parent-style-name="Standard">
      <style:text-properties officeooo:rsid="002ef7e0" officeooo:paragraph-rsid="002ef7e0"/>
    </style:style>
    <style:style style:name="P21" style:family="paragraph" style:parent-style-name="Standard">
      <style:text-properties officeooo:rsid="002ef7e0" officeooo:paragraph-rsid="0030944a"/>
    </style:style>
    <style:style style:name="P22" style:family="paragraph" style:parent-style-name="Standard">
      <style:text-properties officeooo:rsid="003246ae" officeooo:paragraph-rsid="003246ae"/>
    </style:style>
    <style:style style:name="P23" style:family="paragraph" style:parent-style-name="Standard">
      <style:text-properties officeooo:rsid="003246ae" officeooo:paragraph-rsid="0032b192"/>
    </style:style>
    <style:style style:name="P24" style:family="paragraph" style:parent-style-name="Standard">
      <style:text-properties officeooo:rsid="00366166" officeooo:paragraph-rsid="00366166"/>
    </style:style>
    <style:style style:name="P25" style:family="paragraph" style:parent-style-name="Standard">
      <style:text-properties officeooo:rsid="00366398" officeooo:paragraph-rsid="00366398"/>
    </style:style>
    <style:style style:name="P26" style:family="paragraph" style:parent-style-name="Standard">
      <style:text-properties officeooo:rsid="00366398" officeooo:paragraph-rsid="003a25e4"/>
    </style:style>
    <style:style style:name="P27" style:family="paragraph" style:parent-style-name="Standard">
      <style:text-properties officeooo:paragraph-rsid="003a25e4"/>
    </style:style>
    <style:style style:name="P28" style:family="paragraph" style:parent-style-name="Standard">
      <style:text-properties officeooo:rsid="003c9212" officeooo:paragraph-rsid="003c9212"/>
    </style:style>
    <style:style style:name="P29" style:family="paragraph" style:parent-style-name="Standard">
      <style:text-properties officeooo:rsid="003cdd87" officeooo:paragraph-rsid="003cdd87"/>
    </style:style>
    <style:style style:name="P30" style:family="paragraph" style:parent-style-name="Standard">
      <style:text-properties officeooo:rsid="003cdd87" officeooo:paragraph-rsid="003df215"/>
    </style:style>
    <style:style style:name="P31" style:family="paragraph" style:parent-style-name="Standard">
      <style:text-properties officeooo:paragraph-rsid="003df215"/>
    </style:style>
    <style:style style:name="P32" style:family="paragraph" style:parent-style-name="Standard">
      <style:text-properties officeooo:rsid="004ae681" officeooo:paragraph-rsid="004ae681"/>
    </style:style>
    <style:style style:name="P33" style:family="paragraph" style:parent-style-name="Standard">
      <style:text-properties officeooo:rsid="004d6888" officeooo:paragraph-rsid="004d6888"/>
    </style:style>
    <style:style style:name="P34" style:family="paragraph" style:parent-style-name="Standard">
      <style:text-properties officeooo:rsid="004d6888" officeooo:paragraph-rsid="004f05fc"/>
    </style:style>
    <style:style style:name="P35" style:family="paragraph" style:parent-style-name="Standard">
      <style:text-properties officeooo:rsid="0053bb2d" officeooo:paragraph-rsid="0053bb2d"/>
    </style:style>
    <style:style style:name="P36" style:family="paragraph" style:parent-style-name="Standard">
      <style:text-properties officeooo:rsid="0053bb2d" officeooo:paragraph-rsid="0054aa99"/>
    </style:style>
    <style:style style:name="P37" style:family="paragraph" style:parent-style-name="Standard">
      <style:text-properties officeooo:rsid="0054aa99" officeooo:paragraph-rsid="0054aa99"/>
    </style:style>
    <style:style style:name="P38" style:family="paragraph" style:parent-style-name="Standard">
      <style:text-properties officeooo:rsid="0054aa99" officeooo:paragraph-rsid="00584282"/>
    </style:style>
    <style:style style:name="P39" style:family="paragraph" style:parent-style-name="Standard">
      <style:text-properties officeooo:paragraph-rsid="00584282"/>
    </style:style>
    <style:style style:name="P40" style:family="paragraph" style:parent-style-name="Standard">
      <style:text-properties officeooo:rsid="005b4ce0" officeooo:paragraph-rsid="005b4ce0"/>
    </style:style>
    <style:style style:name="P41" style:family="paragraph" style:parent-style-name="Standard">
      <style:text-properties officeooo:rsid="005b4ce0" officeooo:paragraph-rsid="0064b976"/>
    </style:style>
    <style:style style:name="P42" style:family="paragraph" style:parent-style-name="Standard">
      <style:text-properties officeooo:paragraph-rsid="005b51c0"/>
    </style:style>
    <style:style style:name="P43" style:family="paragraph" style:parent-style-name="Standard">
      <style:text-properties officeooo:rsid="005d015a" officeooo:paragraph-rsid="005d015a"/>
    </style:style>
    <style:style style:name="P44" style:family="paragraph" style:parent-style-name="Standard">
      <style:text-properties officeooo:rsid="005d015a" officeooo:paragraph-rsid="00609dc9"/>
    </style:style>
    <style:style style:name="P45" style:family="paragraph" style:parent-style-name="Standard">
      <style:text-properties officeooo:paragraph-rsid="00609dc9"/>
    </style:style>
    <style:style style:name="P46" style:family="paragraph" style:parent-style-name="Standard">
      <style:text-properties officeooo:rsid="0064b976" officeooo:paragraph-rsid="0064b976"/>
    </style:style>
    <style:style style:name="P47" style:family="paragraph" style:parent-style-name="Standard">
      <style:text-properties officeooo:rsid="0064b976" officeooo:paragraph-rsid="0066443d"/>
    </style:style>
    <style:style style:name="P48" style:family="paragraph" style:parent-style-name="Standard">
      <style:text-properties officeooo:rsid="0066443d" officeooo:paragraph-rsid="0066443d"/>
    </style:style>
    <style:style style:name="P49" style:family="paragraph" style:parent-style-name="Standard">
      <style:text-properties officeooo:rsid="0066443d" officeooo:paragraph-rsid="0067fe22"/>
    </style:style>
    <style:style style:name="P50" style:family="paragraph" style:parent-style-name="Standard">
      <style:text-properties officeooo:paragraph-rsid="0067fe22"/>
    </style:style>
    <style:style style:name="P51" style:family="paragraph" style:parent-style-name="Standard">
      <style:text-properties officeooo:rsid="006ac904" officeooo:paragraph-rsid="006ac904"/>
    </style:style>
    <style:style style:name="P52" style:family="paragraph" style:parent-style-name="Standard">
      <style:text-properties officeooo:rsid="006ac904" officeooo:paragraph-rsid="006b6583"/>
    </style:style>
    <style:style style:name="P53" style:family="paragraph" style:parent-style-name="Standard">
      <style:text-properties officeooo:rsid="006ac904" officeooo:paragraph-rsid="0072b4a2"/>
    </style:style>
    <style:style style:name="P54" style:family="paragraph" style:parent-style-name="Standard">
      <style:text-properties officeooo:rsid="006ac904" officeooo:paragraph-rsid="00787e38"/>
    </style:style>
    <style:style style:name="P55" style:family="paragraph" style:parent-style-name="Standard">
      <style:text-properties officeooo:rsid="006cb96c" officeooo:paragraph-rsid="006cb96c"/>
    </style:style>
    <style:style style:name="P56" style:family="paragraph" style:parent-style-name="Standard">
      <style:text-properties officeooo:rsid="006cb96c" officeooo:paragraph-rsid="006f25d6"/>
    </style:style>
    <style:style style:name="P57" style:family="paragraph" style:parent-style-name="Standard">
      <style:text-properties officeooo:rsid="006cb96c" officeooo:paragraph-rsid="0072b4a2"/>
    </style:style>
    <style:style style:name="P58" style:family="paragraph" style:parent-style-name="Standard">
      <style:text-properties officeooo:rsid="006cb96c" officeooo:paragraph-rsid="007abdd8"/>
    </style:style>
    <style:style style:name="P59" style:family="paragraph" style:parent-style-name="Standard">
      <style:text-properties officeooo:paragraph-rsid="006f25d6"/>
    </style:style>
    <style:style style:name="P60" style:family="paragraph" style:parent-style-name="Standard">
      <style:text-properties officeooo:rsid="007f74e3" officeooo:paragraph-rsid="007f74e3"/>
    </style:style>
    <style:style style:name="P61" style:family="paragraph" style:parent-style-name="Standard">
      <style:text-properties officeooo:rsid="007f74e3" officeooo:paragraph-rsid="0080b18b"/>
    </style:style>
    <style:style style:name="P62" style:family="paragraph" style:parent-style-name="Standard">
      <style:text-properties officeooo:rsid="0081e60d" officeooo:paragraph-rsid="0081e60d"/>
    </style:style>
    <style:style style:name="P63" style:family="paragraph" style:parent-style-name="Table_20_Contents">
      <style:text-properties officeooo:rsid="0014bd8f" officeooo:paragraph-rsid="0014bd8f"/>
    </style:style>
    <style:style style:name="P64" style:family="paragraph" style:parent-style-name="Table_20_Contents">
      <style:text-properties officeooo:rsid="0014bd8f" officeooo:paragraph-rsid="00195cf0"/>
    </style:style>
    <style:style style:name="P65" style:family="paragraph" style:parent-style-name="Table_20_Contents">
      <style:text-properties officeooo:rsid="0014bd8f" officeooo:paragraph-rsid="001b457a"/>
    </style:style>
    <style:style style:name="P66" style:family="paragraph" style:parent-style-name="Table_20_Contents">
      <style:text-properties officeooo:rsid="0014bd8f" officeooo:paragraph-rsid="00202127"/>
    </style:style>
    <style:style style:name="P67" style:family="paragraph" style:parent-style-name="Table_20_Contents">
      <style:text-properties officeooo:rsid="0014bd8f" officeooo:paragraph-rsid="0022104a"/>
    </style:style>
    <style:style style:name="P68" style:family="paragraph" style:parent-style-name="Table_20_Contents">
      <style:text-properties officeooo:rsid="0014bd8f" officeooo:paragraph-rsid="00287979"/>
    </style:style>
    <style:style style:name="P69" style:family="paragraph" style:parent-style-name="Table_20_Contents">
      <style:text-properties officeooo:rsid="0014bd8f" officeooo:paragraph-rsid="0032b192"/>
    </style:style>
    <style:style style:name="P70" style:family="paragraph" style:parent-style-name="Table_20_Contents">
      <style:text-properties officeooo:rsid="0014bd8f" officeooo:paragraph-rsid="003a25e4"/>
    </style:style>
    <style:style style:name="P71" style:family="paragraph" style:parent-style-name="Table_20_Contents">
      <style:text-properties officeooo:rsid="0014bd8f" officeooo:paragraph-rsid="003df215"/>
    </style:style>
    <style:style style:name="P72" style:family="paragraph" style:parent-style-name="Table_20_Contents">
      <style:text-properties officeooo:rsid="0014bd8f" officeooo:paragraph-rsid="004343b0"/>
    </style:style>
    <style:style style:name="P73" style:family="paragraph" style:parent-style-name="Table_20_Contents">
      <style:text-properties officeooo:rsid="0014bd8f" officeooo:paragraph-rsid="004f05fc"/>
    </style:style>
    <style:style style:name="P74" style:family="paragraph" style:parent-style-name="Table_20_Contents">
      <style:text-properties officeooo:rsid="0014bd8f" officeooo:paragraph-rsid="00584282"/>
    </style:style>
    <style:style style:name="P75" style:family="paragraph" style:parent-style-name="Table_20_Contents">
      <style:text-properties officeooo:rsid="0014bd8f" officeooo:paragraph-rsid="0059c2a1"/>
    </style:style>
    <style:style style:name="P76" style:family="paragraph" style:parent-style-name="Table_20_Contents">
      <style:text-properties officeooo:rsid="0014bd8f" officeooo:paragraph-rsid="00609dc9"/>
    </style:style>
    <style:style style:name="P77" style:family="paragraph" style:parent-style-name="Table_20_Contents">
      <style:text-properties officeooo:rsid="0014bd8f" officeooo:paragraph-rsid="0067fe22"/>
    </style:style>
    <style:style style:name="P78" style:family="paragraph" style:parent-style-name="Table_20_Contents">
      <style:text-properties officeooo:rsid="0014bd8f" officeooo:paragraph-rsid="006f25d6"/>
    </style:style>
    <style:style style:name="P79" style:family="paragraph" style:parent-style-name="Table_20_Contents">
      <style:text-properties officeooo:rsid="0014bd8f" officeooo:paragraph-rsid="007abdd8"/>
    </style:style>
    <style:style style:name="P80" style:family="paragraph" style:parent-style-name="Table_20_Contents">
      <style:text-properties officeooo:rsid="00169695" officeooo:paragraph-rsid="00169695"/>
    </style:style>
    <style:style style:name="P81" style:family="paragraph" style:parent-style-name="Table_20_Contents">
      <style:text-properties officeooo:rsid="00169695" officeooo:paragraph-rsid="001b457a"/>
    </style:style>
    <style:style style:name="P82" style:family="paragraph" style:parent-style-name="Table_20_Contents">
      <style:text-properties officeooo:rsid="00169695" officeooo:paragraph-rsid="0022104a"/>
    </style:style>
    <style:style style:name="P83" style:family="paragraph" style:parent-style-name="Table_20_Contents">
      <style:text-properties officeooo:rsid="00169695" officeooo:paragraph-rsid="00287979"/>
    </style:style>
    <style:style style:name="P84" style:family="paragraph" style:parent-style-name="Table_20_Contents">
      <style:text-properties officeooo:rsid="00169695" officeooo:paragraph-rsid="0032b192"/>
    </style:style>
    <style:style style:name="P85" style:family="paragraph" style:parent-style-name="Table_20_Contents">
      <style:text-properties officeooo:rsid="00169695" officeooo:paragraph-rsid="003a25e4"/>
    </style:style>
    <style:style style:name="P86" style:family="paragraph" style:parent-style-name="Table_20_Contents">
      <style:text-properties officeooo:rsid="00169695" officeooo:paragraph-rsid="003df215"/>
    </style:style>
    <style:style style:name="P87" style:family="paragraph" style:parent-style-name="Table_20_Contents">
      <style:text-properties officeooo:rsid="00169695" officeooo:paragraph-rsid="004343b0"/>
    </style:style>
    <style:style style:name="P88" style:family="paragraph" style:parent-style-name="Table_20_Contents">
      <style:text-properties officeooo:rsid="00169695" officeooo:paragraph-rsid="004f05fc"/>
    </style:style>
    <style:style style:name="P89" style:family="paragraph" style:parent-style-name="Table_20_Contents">
      <style:text-properties officeooo:rsid="00169695" officeooo:paragraph-rsid="00584282"/>
    </style:style>
    <style:style style:name="P90" style:family="paragraph" style:parent-style-name="Table_20_Contents">
      <style:text-properties officeooo:rsid="00169695" officeooo:paragraph-rsid="00609dc9"/>
    </style:style>
    <style:style style:name="P91" style:family="paragraph" style:parent-style-name="Table_20_Contents">
      <style:text-properties officeooo:rsid="00169695" officeooo:paragraph-rsid="0067fe22"/>
    </style:style>
    <style:style style:name="P92" style:family="paragraph" style:parent-style-name="Table_20_Contents">
      <style:text-properties officeooo:rsid="00169695" officeooo:paragraph-rsid="006f25d6"/>
    </style:style>
    <style:style style:name="P93" style:family="paragraph" style:parent-style-name="Table_20_Contents">
      <style:text-properties officeooo:rsid="00169695" officeooo:paragraph-rsid="007abdd8"/>
    </style:style>
    <style:style style:name="P94" style:family="paragraph" style:parent-style-name="Table_20_Contents">
      <style:text-properties officeooo:rsid="001827ac" officeooo:paragraph-rsid="001827ac"/>
    </style:style>
    <style:style style:name="P95" style:family="paragraph" style:parent-style-name="Table_20_Contents">
      <style:text-properties officeooo:rsid="001827ac" officeooo:paragraph-rsid="001b457a"/>
    </style:style>
    <style:style style:name="P96" style:family="paragraph" style:parent-style-name="Table_20_Contents">
      <style:text-properties officeooo:rsid="001827ac" officeooo:paragraph-rsid="001c58fd"/>
    </style:style>
    <style:style style:name="P97" style:family="paragraph" style:parent-style-name="Table_20_Contents">
      <style:text-properties officeooo:rsid="001827ac" officeooo:paragraph-rsid="0022104a"/>
    </style:style>
    <style:style style:name="P98" style:family="paragraph" style:parent-style-name="Table_20_Contents">
      <style:text-properties officeooo:rsid="001827ac" officeooo:paragraph-rsid="00287979"/>
    </style:style>
    <style:style style:name="P99" style:family="paragraph" style:parent-style-name="Table_20_Contents">
      <style:text-properties officeooo:rsid="001827ac" officeooo:paragraph-rsid="002d8238"/>
    </style:style>
    <style:style style:name="P100" style:family="paragraph" style:parent-style-name="Table_20_Contents">
      <style:text-properties officeooo:rsid="001827ac" officeooo:paragraph-rsid="0032b192"/>
    </style:style>
    <style:style style:name="P101" style:family="paragraph" style:parent-style-name="Table_20_Contents">
      <style:text-properties officeooo:rsid="001827ac" officeooo:paragraph-rsid="003536e7"/>
    </style:style>
    <style:style style:name="P102" style:family="paragraph" style:parent-style-name="Table_20_Contents">
      <style:text-properties officeooo:rsid="001827ac" officeooo:paragraph-rsid="003a25e4"/>
    </style:style>
    <style:style style:name="P103" style:family="paragraph" style:parent-style-name="Table_20_Contents">
      <style:text-properties officeooo:rsid="001827ac" officeooo:paragraph-rsid="003df215"/>
    </style:style>
    <style:style style:name="P104" style:family="paragraph" style:parent-style-name="Table_20_Contents">
      <style:text-properties officeooo:rsid="001827ac" officeooo:paragraph-rsid="004343b0"/>
    </style:style>
    <style:style style:name="P105" style:family="paragraph" style:parent-style-name="Table_20_Contents">
      <style:text-properties officeooo:rsid="001827ac" officeooo:paragraph-rsid="004f05fc"/>
    </style:style>
    <style:style style:name="P106" style:family="paragraph" style:parent-style-name="Table_20_Contents">
      <style:text-properties officeooo:rsid="001827ac" officeooo:paragraph-rsid="0050fddd"/>
    </style:style>
    <style:style style:name="P107" style:family="paragraph" style:parent-style-name="Table_20_Contents">
      <style:text-properties officeooo:rsid="001827ac" officeooo:paragraph-rsid="00584282"/>
    </style:style>
    <style:style style:name="P108" style:family="paragraph" style:parent-style-name="Table_20_Contents">
      <style:text-properties officeooo:rsid="001827ac" officeooo:paragraph-rsid="00609dc9"/>
    </style:style>
    <style:style style:name="P109" style:family="paragraph" style:parent-style-name="Table_20_Contents">
      <style:text-properties officeooo:rsid="001827ac" officeooo:paragraph-rsid="00626ee9"/>
    </style:style>
    <style:style style:name="P110" style:family="paragraph" style:parent-style-name="Table_20_Contents">
      <style:text-properties officeooo:rsid="001827ac" officeooo:paragraph-rsid="0067fe22"/>
    </style:style>
    <style:style style:name="P111" style:family="paragraph" style:parent-style-name="Table_20_Contents">
      <style:text-properties officeooo:rsid="001827ac" officeooo:paragraph-rsid="006963e4"/>
    </style:style>
    <style:style style:name="P112" style:family="paragraph" style:parent-style-name="Table_20_Contents">
      <style:text-properties officeooo:rsid="001827ac" officeooo:paragraph-rsid="006f25d6"/>
    </style:style>
    <style:style style:name="P113" style:family="paragraph" style:parent-style-name="Table_20_Contents">
      <style:text-properties officeooo:rsid="001827ac" officeooo:paragraph-rsid="007abdd8"/>
    </style:style>
    <style:style style:name="P114" style:family="paragraph" style:parent-style-name="Table_20_Contents">
      <style:text-properties officeooo:rsid="00195cf0" officeooo:paragraph-rsid="00195cf0"/>
    </style:style>
    <style:style style:name="P115" style:family="paragraph" style:parent-style-name="Table_20_Contents">
      <style:text-properties officeooo:rsid="00195cf0" officeooo:paragraph-rsid="001b457a"/>
    </style:style>
    <style:style style:name="P116" style:family="paragraph" style:parent-style-name="Table_20_Contents">
      <style:text-properties officeooo:rsid="00195cf0" officeooo:paragraph-rsid="001e2dc5"/>
    </style:style>
    <style:style style:name="P117" style:family="paragraph" style:parent-style-name="Table_20_Contents">
      <style:text-properties officeooo:rsid="00195cf0" officeooo:paragraph-rsid="0025b0b7"/>
    </style:style>
    <style:style style:name="P118" style:family="paragraph" style:parent-style-name="Table_20_Contents">
      <style:text-properties officeooo:rsid="00195cf0" officeooo:paragraph-rsid="003293da"/>
    </style:style>
    <style:style style:name="P119" style:family="paragraph" style:parent-style-name="Table_20_Contents">
      <style:text-properties officeooo:rsid="00195cf0" officeooo:paragraph-rsid="00424397"/>
    </style:style>
    <style:style style:name="P120" style:family="paragraph" style:parent-style-name="Table_20_Contents">
      <style:text-properties officeooo:rsid="00195cf0" officeooo:paragraph-rsid="00424d0b"/>
    </style:style>
    <style:style style:name="P121" style:family="paragraph" style:parent-style-name="Table_20_Contents">
      <style:text-properties officeooo:rsid="00195cf0" officeooo:paragraph-rsid="0045702d"/>
    </style:style>
    <style:style style:name="P122" style:family="paragraph" style:parent-style-name="Table_20_Contents">
      <style:text-properties officeooo:rsid="00195cf0" officeooo:paragraph-rsid="0048e70d"/>
    </style:style>
    <style:style style:name="P123" style:family="paragraph" style:parent-style-name="Table_20_Contents">
      <style:text-properties officeooo:rsid="001b457a" officeooo:paragraph-rsid="001b457a"/>
    </style:style>
    <style:style style:name="P124" style:family="paragraph" style:parent-style-name="Table_20_Contents">
      <style:text-properties officeooo:rsid="00202127" officeooo:paragraph-rsid="00202127"/>
    </style:style>
    <style:style style:name="P125" style:family="paragraph" style:parent-style-name="Table_20_Contents">
      <style:text-properties officeooo:rsid="00202127" officeooo:paragraph-rsid="0022104a"/>
    </style:style>
    <style:style style:name="P126" style:family="paragraph" style:parent-style-name="Table_20_Contents">
      <style:text-properties officeooo:rsid="0022f936" officeooo:paragraph-rsid="0022f936"/>
    </style:style>
    <style:style style:name="P127" style:family="paragraph" style:parent-style-name="Table_20_Contents">
      <style:text-properties officeooo:rsid="0025ff9a" officeooo:paragraph-rsid="0027433e"/>
    </style:style>
    <style:style style:name="P128" style:family="paragraph" style:parent-style-name="Table_20_Contents">
      <style:text-properties officeooo:rsid="0027433e" officeooo:paragraph-rsid="0027433e"/>
    </style:style>
    <style:style style:name="P129" style:family="paragraph" style:parent-style-name="Table_20_Contents">
      <style:text-properties officeooo:rsid="0027433e" officeooo:paragraph-rsid="00287979"/>
    </style:style>
    <style:style style:name="P130" style:family="paragraph" style:parent-style-name="Table_20_Contents">
      <style:text-properties officeooo:rsid="002d8238" officeooo:paragraph-rsid="002d8238"/>
    </style:style>
    <style:style style:name="P131" style:family="paragraph" style:parent-style-name="Table_20_Contents">
      <style:text-properties officeooo:rsid="0034bee3" officeooo:paragraph-rsid="0034bee3"/>
    </style:style>
    <style:style style:name="P132" style:family="paragraph" style:parent-style-name="Table_20_Contents">
      <style:text-properties officeooo:rsid="0034bee3" officeooo:paragraph-rsid="003a25e4"/>
    </style:style>
    <style:style style:name="P133" style:family="paragraph" style:parent-style-name="Table_20_Contents">
      <style:text-properties officeooo:rsid="0034bee3" officeooo:paragraph-rsid="003e3d51"/>
    </style:style>
    <style:style style:name="P134" style:family="paragraph" style:parent-style-name="Table_20_Contents">
      <style:text-properties officeooo:rsid="005209d5" officeooo:paragraph-rsid="005209d5"/>
    </style:style>
    <style:style style:name="P135" style:family="paragraph" style:parent-style-name="Table_20_Contents">
      <style:text-properties officeooo:rsid="005209d5" officeooo:paragraph-rsid="00584282"/>
    </style:style>
    <style:style style:name="P136" style:family="paragraph" style:parent-style-name="Table_20_Contents">
      <style:text-properties officeooo:rsid="00626ee9" officeooo:paragraph-rsid="00626ee9"/>
    </style:style>
    <style:style style:name="P137" style:family="paragraph" style:parent-style-name="Table_20_Contents">
      <style:text-properties officeooo:rsid="006963e4" officeooo:paragraph-rsid="006963e4"/>
    </style:style>
    <style:style style:name="P138" style:family="paragraph" style:parent-style-name="Table_20_Contents">
      <style:text-properties officeooo:rsid="006963e4" officeooo:paragraph-rsid="006f25d6"/>
    </style:style>
    <style:style style:name="P139" style:family="paragraph" style:parent-style-name="Table_20_Contents">
      <style:text-properties officeooo:rsid="007df7ae" officeooo:paragraph-rsid="007df7ae"/>
    </style:style>
    <style:style style:name="P140" style:family="paragraph" style:parent-style-name="Standard">
      <style:text-properties officeooo:rsid="00404b60" officeooo:paragraph-rsid="00404b60"/>
    </style:style>
    <style:style style:name="P141" style:family="paragraph" style:parent-style-name="Standard">
      <style:text-properties officeooo:rsid="00404b60" officeooo:paragraph-rsid="004343b0"/>
    </style:style>
    <style:style style:name="P142" style:family="paragraph" style:parent-style-name="Standard">
      <style:text-properties officeooo:rsid="0014bd8f" officeooo:paragraph-rsid="0014bd8f"/>
    </style:style>
    <style:style style:name="P143" style:family="paragraph" style:parent-style-name="Standard">
      <style:text-properties officeooo:rsid="00862973" officeooo:paragraph-rsid="00862973"/>
    </style:style>
    <style:style style:name="P144" style:family="paragraph" style:parent-style-name="Standard">
      <style:text-properties officeooo:rsid="00883aee" officeooo:paragraph-rsid="00883aee"/>
    </style:style>
    <style:style style:name="P145" style:family="paragraph" style:parent-style-name="Standard">
      <style:text-properties officeooo:rsid="008b1e4b" officeooo:paragraph-rsid="008b1e4b"/>
    </style:style>
    <style:style style:name="P146" style:family="paragraph" style:parent-style-name="Standard">
      <style:text-properties officeooo:paragraph-rsid="0022104a"/>
    </style:style>
    <style:style style:name="P147" style:family="paragraph" style:parent-style-name="Standard">
      <style:text-properties officeooo:rsid="008ef666" officeooo:paragraph-rsid="008ef666"/>
    </style:style>
    <style:style style:name="P148" style:family="paragraph" style:parent-style-name="Standard">
      <style:text-properties officeooo:rsid="009c2102" officeooo:paragraph-rsid="0032b192"/>
    </style:style>
    <style:style style:name="P149" style:family="paragraph" style:parent-style-name="Standard">
      <style:text-properties officeooo:rsid="009dd34b" officeooo:paragraph-rsid="009dd34b"/>
    </style:style>
    <style:style style:name="P150" style:family="paragraph" style:parent-style-name="Standard">
      <style:text-properties officeooo:rsid="00a39ff2" officeooo:paragraph-rsid="00a39ff2"/>
    </style:style>
    <style:style style:name="P151" style:family="paragraph" style:parent-style-name="Standard">
      <style:text-properties officeooo:paragraph-rsid="007abdd8"/>
    </style:style>
    <style:style style:name="P152" style:family="paragraph" style:parent-style-name="Standard">
      <style:text-properties officeooo:rsid="00a89b8f" officeooo:paragraph-rsid="00a89b8f"/>
    </style:style>
    <style:style style:name="P153" style:family="paragraph" style:parent-style-name="Standard">
      <style:text-properties officeooo:rsid="007f74e3" officeooo:paragraph-rsid="00b1cb76"/>
    </style:style>
    <style:style style:name="P154" style:family="paragraph" style:parent-style-name="Standard">
      <style:text-properties officeooo:rsid="007f74e3" officeooo:paragraph-rsid="007f74e3"/>
    </style:style>
    <style:style style:name="P155" style:family="paragraph" style:parent-style-name="Standard">
      <style:text-properties officeooo:rsid="007f74e3" officeooo:paragraph-rsid="00b47b45"/>
    </style:style>
    <style:style style:name="P156" style:family="paragraph" style:parent-style-name="Standard">
      <style:text-properties officeooo:paragraph-rsid="00b47b45"/>
    </style:style>
    <style:style style:name="P157" style:family="paragraph" style:parent-style-name="Standard">
      <style:text-properties officeooo:rsid="00b61113" officeooo:paragraph-rsid="00b61113"/>
    </style:style>
    <style:style style:name="P158" style:family="paragraph" style:parent-style-name="Standard">
      <style:text-properties officeooo:rsid="00b6840e" officeooo:paragraph-rsid="00b6840e"/>
    </style:style>
    <style:style style:name="P159" style:family="paragraph" style:parent-style-name="Standard">
      <style:text-properties officeooo:rsid="00b9a740" officeooo:paragraph-rsid="00b9a740"/>
    </style:style>
    <style:style style:name="P160" style:family="paragraph" style:parent-style-name="Standard">
      <style:text-properties officeooo:rsid="00b9a740" officeooo:paragraph-rsid="00bd2c95"/>
    </style:style>
    <style:style style:name="P161" style:family="paragraph" style:parent-style-name="Standard">
      <style:text-properties officeooo:rsid="00bfde01" officeooo:paragraph-rsid="00bfde01"/>
    </style:style>
    <style:style style:name="P162" style:family="paragraph" style:parent-style-name="Standard">
      <style:text-properties officeooo:rsid="00c19326" officeooo:paragraph-rsid="00c19326"/>
    </style:style>
    <style:style style:name="P163" style:family="paragraph" style:parent-style-name="Standard">
      <style:text-properties officeooo:rsid="00c19326" officeooo:paragraph-rsid="00c2301f"/>
    </style:style>
    <style:style style:name="P164" style:family="paragraph" style:parent-style-name="Standard">
      <style:text-properties officeooo:rsid="00c3d976" officeooo:paragraph-rsid="00c3d976"/>
    </style:style>
    <style:style style:name="P165" style:family="paragraph" style:parent-style-name="Table_20_Contents">
      <style:text-properties officeooo:rsid="0014bd8f" officeooo:paragraph-rsid="00828891"/>
    </style:style>
    <style:style style:name="P166" style:family="paragraph" style:parent-style-name="Table_20_Contents">
      <style:text-properties officeooo:rsid="0014bd8f" officeooo:paragraph-rsid="00b47b45"/>
    </style:style>
    <style:style style:name="P167" style:family="paragraph" style:parent-style-name="Table_20_Contents">
      <style:text-properties officeooo:rsid="0014bd8f" officeooo:paragraph-rsid="00bd2c95"/>
    </style:style>
    <style:style style:name="P168" style:family="paragraph" style:parent-style-name="Table_20_Contents">
      <style:text-properties officeooo:rsid="00195cf0" officeooo:paragraph-rsid="00195cf0"/>
    </style:style>
    <style:style style:name="P169" style:family="paragraph" style:parent-style-name="Table_20_Contents">
      <style:text-properties officeooo:rsid="00195cf0" officeooo:paragraph-rsid="00828891"/>
    </style:style>
    <style:style style:name="P170" style:family="paragraph" style:parent-style-name="Table_20_Contents">
      <style:text-properties officeooo:rsid="00195cf0" officeooo:paragraph-rsid="001e2dc5"/>
    </style:style>
    <style:style style:name="P171" style:family="paragraph" style:parent-style-name="Table_20_Contents">
      <style:text-properties officeooo:rsid="00195cf0" officeooo:paragraph-rsid="0092ccb9"/>
    </style:style>
    <style:style style:name="P172" style:family="paragraph" style:parent-style-name="Table_20_Contents">
      <style:text-properties officeooo:rsid="00195cf0" officeooo:paragraph-rsid="0025b0b7"/>
    </style:style>
    <style:style style:name="P173" style:family="paragraph" style:parent-style-name="Table_20_Contents">
      <style:text-properties officeooo:rsid="00195cf0" officeooo:paragraph-rsid="009bc964"/>
    </style:style>
    <style:style style:name="P174" style:family="paragraph" style:parent-style-name="Table_20_Contents">
      <style:text-properties officeooo:rsid="00195cf0" officeooo:paragraph-rsid="0045702d"/>
    </style:style>
    <style:style style:name="P175" style:family="paragraph" style:parent-style-name="Table_20_Contents">
      <style:text-properties officeooo:rsid="00195cf0" officeooo:paragraph-rsid="009fa773"/>
    </style:style>
    <style:style style:name="P176" style:family="paragraph" style:parent-style-name="Table_20_Contents">
      <style:text-properties officeooo:rsid="00828891" officeooo:paragraph-rsid="00828891"/>
    </style:style>
    <style:style style:name="P177" style:family="paragraph" style:parent-style-name="Table_20_Contents">
      <style:text-properties officeooo:rsid="009dd34b" officeooo:paragraph-rsid="009dd34b"/>
    </style:style>
    <style:style style:name="P178" style:family="paragraph" style:parent-style-name="Table_20_Contents">
      <style:text-properties officeooo:rsid="00169695" officeooo:paragraph-rsid="00b47b45"/>
    </style:style>
    <style:style style:name="P179" style:family="paragraph" style:parent-style-name="Table_20_Contents">
      <style:text-properties officeooo:rsid="00169695" officeooo:paragraph-rsid="00bd2c95"/>
    </style:style>
    <style:style style:name="P180" style:family="paragraph" style:parent-style-name="Table_20_Contents">
      <style:text-properties officeooo:rsid="001827ac" officeooo:paragraph-rsid="00b47b45"/>
    </style:style>
    <style:style style:name="P181" style:family="paragraph" style:parent-style-name="Table_20_Contents">
      <style:text-properties officeooo:rsid="001827ac" officeooo:paragraph-rsid="00bb09ff"/>
    </style:style>
    <style:style style:name="P182" style:family="paragraph" style:parent-style-name="Table_20_Contents">
      <style:text-properties officeooo:rsid="001827ac" officeooo:paragraph-rsid="00bd2c95"/>
    </style:style>
    <style:style style:name="P183" style:family="paragraph" style:parent-style-name="Table_20_Contents">
      <style:text-properties officeooo:rsid="00bb2ffa" officeooo:paragraph-rsid="00bb2ffa"/>
    </style:style>
    <style:style style:name="P184" style:family="paragraph" style:parent-style-name="Table_20_Contents">
      <style:text-properties officeooo:rsid="00bb2ffa" officeooo:paragraph-rsid="00bd2c95"/>
    </style:style>
    <style:style style:name="T1" style:family="text">
      <style:text-properties officeooo:rsid="0014bd8f"/>
    </style:style>
    <style:style style:name="T2" style:family="text">
      <style:text-properties officeooo:rsid="00169695"/>
    </style:style>
    <style:style style:name="T3" style:family="text">
      <style:text-properties officeooo:rsid="00195cf0"/>
    </style:style>
    <style:style style:name="T4" style:family="text">
      <style:text-properties officeooo:rsid="001b457a"/>
    </style:style>
    <style:style style:name="T5" style:family="text">
      <style:text-properties officeooo:rsid="001e2dc5"/>
    </style:style>
    <style:style style:name="T6" style:family="text">
      <style:text-properties officeooo:rsid="0022104a"/>
    </style:style>
    <style:style style:name="T7" style:family="text">
      <style:text-properties officeooo:rsid="0025ff9a"/>
    </style:style>
    <style:style style:name="T8" style:family="text">
      <style:text-properties officeooo:rsid="0027433e"/>
    </style:style>
    <style:style style:name="T9" style:family="text">
      <style:text-properties officeooo:rsid="002d8238"/>
    </style:style>
    <style:style style:name="T10" style:family="text">
      <style:text-properties officeooo:rsid="0030944a"/>
    </style:style>
    <style:style style:name="T11" style:family="text">
      <style:text-properties officeooo:rsid="0032b192"/>
    </style:style>
    <style:style style:name="T12" style:family="text">
      <style:text-properties officeooo:rsid="003ae048"/>
    </style:style>
    <style:style style:name="T13" style:family="text">
      <style:text-properties officeooo:rsid="003df215"/>
    </style:style>
    <style:style style:name="T14" style:family="text">
      <style:text-properties officeooo:rsid="003e3d51"/>
    </style:style>
    <style:style style:name="T15" style:family="text">
      <style:text-properties officeooo:rsid="003e55fa"/>
    </style:style>
    <style:style style:name="T16" style:family="text">
      <style:text-properties officeooo:rsid="00404b60"/>
    </style:style>
    <style:style style:name="T17" style:family="text">
      <style:text-properties officeooo:rsid="00424397"/>
    </style:style>
    <style:style style:name="T18" style:family="text">
      <style:text-properties officeooo:rsid="0048e70d"/>
    </style:style>
    <style:style style:name="T19" style:family="text">
      <style:text-properties officeooo:rsid="004c3cb5"/>
    </style:style>
    <style:style style:name="T20" style:family="text">
      <style:text-properties officeooo:rsid="004f05fc"/>
    </style:style>
    <style:style style:name="T21" style:family="text">
      <style:text-properties officeooo:rsid="00526d53"/>
    </style:style>
    <style:style style:name="T22" style:family="text">
      <style:text-properties officeooo:rsid="0053bb2d"/>
    </style:style>
    <style:style style:name="T23" style:family="text">
      <style:text-properties officeooo:rsid="0059c2a1"/>
    </style:style>
    <style:style style:name="T24" style:family="text">
      <style:text-properties officeooo:rsid="005b4ce0"/>
    </style:style>
    <style:style style:name="T25" style:family="text">
      <style:text-properties officeooo:rsid="0062b8ba"/>
    </style:style>
    <style:style style:name="T26" style:family="text">
      <style:text-properties officeooo:rsid="0066443d"/>
    </style:style>
    <style:style style:name="T27" style:family="text">
      <style:text-properties officeooo:rsid="006b6583"/>
    </style:style>
    <style:style style:name="T28" style:family="text">
      <style:text-properties officeooo:rsid="00710d7d"/>
    </style:style>
    <style:style style:name="T29" style:family="text">
      <style:text-properties officeooo:rsid="0073702c"/>
    </style:style>
    <style:style style:name="T30" style:family="text">
      <style:text-properties officeooo:rsid="0074f45f"/>
    </style:style>
    <style:style style:name="T31" style:family="text">
      <style:text-properties officeooo:rsid="00760cb7"/>
    </style:style>
    <style:style style:name="T32" style:family="text">
      <style:text-properties officeooo:rsid="00787e38"/>
    </style:style>
    <style:style style:name="T33" style:family="text">
      <style:text-properties officeooo:rsid="0080b18b"/>
    </style:style>
    <style:style style:name="T34" style:family="text">
      <style:text-properties officeooo:rsid="008213e9"/>
    </style:style>
    <style:style style:name="T35" style:family="text">
      <style:text-properties officeooo:rsid="00845b6f"/>
    </style:style>
    <style:style style:name="T36" style:family="text">
      <style:text-properties officeooo:rsid="008be717"/>
    </style:style>
    <style:style style:name="T37" style:family="text">
      <style:text-properties officeooo:rsid="008f06a6"/>
    </style:style>
    <style:style style:name="T38" style:family="text">
      <style:text-properties officeooo:rsid="0092ccb9"/>
    </style:style>
    <style:style style:name="T39" style:family="text">
      <style:text-properties officeooo:rsid="009bc964"/>
    </style:style>
    <style:style style:name="T40" style:family="text">
      <style:text-properties officeooo:rsid="009dfb8e"/>
    </style:style>
    <style:style style:name="T41" style:family="text">
      <style:text-properties officeooo:rsid="00a3dd0a"/>
    </style:style>
    <style:style style:name="T42" style:family="text">
      <style:text-properties officeooo:rsid="00b0314d"/>
    </style:style>
    <style:style style:name="T43" style:family="text">
      <style:text-properties officeooo:rsid="006ac904"/>
    </style:style>
    <style:style style:name="T44" style:family="text">
      <style:text-properties officeooo:rsid="00be6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t_api Documenta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3">URL: http://localhost:8080/users/&lt;<text:span text:style-name="T34">id_or_name</text:span>&gt;</text:p>
          </table:table-cell>
          <table:covered-table-cell/>
        </table:table-row>
        <table:table-row>
          <table:table-cell table:style-name="Table1.A2" office:value-type="string">
            <text:p text:style-name="P63">HTTP Method</text:p>
          </table:table-cell>
          <table:table-cell table:style-name="Table1.B2" office:value-type="string">
            <text:p text:style-name="P63">Resulting Behavi<text:span text:style-name="T2">or</text:span></text:p>
          </table:table-cell>
        </table:table-row>
        <table:table-row>
          <table:table-cell table:style-name="Table1.A2" office:value-type="string">
            <text:p text:style-name="P80">GET</text:p>
          </table:table-cell>
          <table:table-cell table:style-name="Table1.B2" office:value-type="string">
            <text:p text:style-name="P94">Fetch user’s information</text:p>
          </table:table-cell>
        </table:table-row>
        <table:table-row>
          <table:table-cell table:style-name="Table1.A2" office:value-type="string">
            <text:p text:style-name="P80">PUT</text:p>
          </table:table-cell>
          <table:table-cell table:style-name="Table1.B2" office:value-type="string">
            <text:p text:style-name="P94">Not supported for this endpoint</text:p>
          </table:table-cell>
        </table:table-row>
        <table:table-row>
          <table:table-cell table:style-name="Table1.A2" office:value-type="string">
            <text:p text:style-name="P80">POST</text:p>
          </table:table-cell>
          <table:table-cell table:style-name="Table1.B2" office:value-type="string">
            <text:p text:style-name="P94">Not supported for this endpoint</text:p>
          </table:table-cell>
        </table:table-row>
        <table:table-row>
          <table:table-cell table:style-name="Table1.A2" office:value-type="string">
            <text:p text:style-name="P80">DELETE</text:p>
          </table:table-cell>
          <table:table-cell table:style-name="Table1.B2" office:value-type="string">
            <text:p text:style-name="P94">Not supported for this endpoint</text:p>
          </table:table-cell>
        </table:table-row>
      </table:table>
      <text:p text:style-name="P142"/>
      <text:p text:style-name="P143">This api will get user’s information</text:p>
      <text:p text:style-name="P144">Requirement for outgoing JSON object is either username or user_id </text:p>
      <text:p text:style-name="P2">Example: </text:p>
      <text:p text:style-name="P64"><text:span text:style-name="T3">Response to GET </text:span><text:a xlink:type="simple" xlink:href="http://127.0.0.1:5000/users/thomas" text:style-name="Internet_20_link" text:visited-style-name="Visited_20_Internet_20_Link">http://localhost:8080/users/</text:a><text:a xlink:type="simple" xlink:href="http://127.0.0.1:5000/users/thomas" text:style-name="Internet_20_link" text:visited-style-name="Visited_20_Internet_20_Link"><text:span text:style-name="T3">thomas</text:span></text:a></text:p>
      <text:p text:style-name="P114">{</text:p>
      <text:p text:style-name="P114"><text:s/><text:tab/>"email": "tngo0508@gmail.com", <text:s text:c="4"/><text:tab/>"pw_hash":"pbkdf2:sha256:50000$r1fUXyrZ$5908841c968862270f5a49550fa46d188680922d2c9c3e571f75fa248034d09d", </text:p>
      <text:p text:style-name="P114"><text:s text:c="4"/><text:tab/>"user_id": 1, </text:p>
      <text:p text:style-name="P114"><text:s text:c="4"/><text:tab/>"username": "thomas"</text:p>
      <text:p text:style-name="P114"><text:s/>}</text:p>
      <text:p text:style-name="P176">OR</text:p>
      <text:p text:style-name="P165"><text:span text:style-name="T3">Response to GET </text:span><text:a xlink:type="simple" xlink:href="http://127.0.0.1:5000/users/thomas" text:style-name="Internet_20_link" text:visited-style-name="Visited_20_Internet_20_Link">http://localhost:8080/users/</text:a><text:span text:style-name="T35">1</text:span></text:p>
      <text:p text:style-name="P169">{</text:p>
      <text:p text:style-name="P169"><text:s/><text:tab/>"email": "tngo0508@gmail.com", <text:s text:c="4"/><text:tab/>"pw_hash":"pbkdf2:sha256:50000$r1fUXyrZ$5908841c968862270f5a49550fa46d188680922d2c9c3e571f75fa248034d09d", </text:p>
      <text:p text:style-name="P169"><text:s text:c="4"/><text:tab/>"user_id": 1, </text:p>
      <text:p text:style-name="P169"><text:s text:c="4"/><text:tab/>"username": "thomas"</text:p>
      <text:p text:style-name="P169"><text:s/>}</text:p>
      <text:p text:style-name="P11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5">URL: http://localhost:8080/users/&lt;username&gt;/<text:span text:style-name="T4">add_message</text:span></text:p>
          </table:table-cell>
          <table:covered-table-cell/>
        </table:table-row>
        <table:table-row>
          <table:table-cell table:style-name="Table2.A2" office:value-type="string">
            <text:p text:style-name="P65">HTTP Method</text:p>
          </table:table-cell>
          <table:table-cell table:style-name="Table2.B2" office:value-type="string">
            <text:p text:style-name="P65">Resulting Behavi<text:span text:style-name="T2">or</text:span></text:p>
          </table:table-cell>
        </table:table-row>
        <table:table-row>
          <table:table-cell table:style-name="Table2.A2" office:value-type="string">
            <text:p text:style-name="P81">GET</text:p>
          </table:table-cell>
          <table:table-cell table:style-name="Table2.B2" office:value-type="string">
            <text:p text:style-name="P96">Not supported for this endpoint</text:p>
          </table:table-cell>
        </table:table-row>
        <table:table-row>
          <table:table-cell table:style-name="Table2.A2" office:value-type="string">
            <text:p text:style-name="P81">PUT</text:p>
          </table:table-cell>
          <table:table-cell table:style-name="Table2.B2" office:value-type="string">
            <text:p text:style-name="P95">Not supported for this endpoint</text:p>
          </table:table-cell>
        </table:table-row>
        <table:table-row>
          <table:table-cell table:style-name="Table2.A2" office:value-type="string">
            <text:p text:style-name="P81">POST</text:p>
          </table:table-cell>
          <table:table-cell table:style-name="Table2.B2" office:value-type="string">
            <text:p text:style-name="P123">Inserts a new message from current &lt;username&gt;</text:p>
          </table:table-cell>
        </table:table-row>
        <table:table-row>
          <table:table-cell table:style-name="Table2.A2" office:value-type="string">
            <text:p text:style-name="P81">DELETE</text:p>
          </table:table-cell>
          <table:table-cell table:style-name="Table2.B2" office:value-type="string">
            <text:p text:style-name="P95">Not supported for this endpoint</text:p>
          </table:table-cell>
        </table:table-row>
      </table:table>
      <text:p text:style-name="P145"/>
      <text:p text:style-name="P145">This api will insert a new message from current user who logged in</text:p>
      <text:p text:style-name="P3">Required following fields for outgoing JSON object: username, pw_hash, text, <text:span text:style-name="T36">author_id, and user_id</text:span></text:p>
      <text:p text:style-name="P3"/>
      <text:p text:style-name="P3">Example:</text:p>
      <text:p text:style-name="P3"/>
      <text:p text:style-name="P3">Request to POST <text:a xlink:type="simple" xlink:href="http://127.0.0.1:5000/users/thomas/add_message" text:style-name="Internet_20_link" text:visited-style-name="Visited_20_Internet_20_Link"><text:span text:style-name="T1">http://localhost:8080/users/</text:span></text:a><text:a xlink:type="simple" xlink:href="http://127.0.0.1:5000/users/thomas/add_message" text:style-name="Internet_20_link" text:visited-style-name="Visited_20_Internet_20_Link">thomas</text:a><text:a xlink:type="simple" xlink:href="http://127.0.0.1:5000/users/thomas/add_message" text:style-name="Internet_20_link" text:visited-style-name="Visited_20_Internet_20_Link"><text:span text:style-name="T1">/add_message</text:span></text:a></text:p>
      <text:p text:style-name="P116"><text:soft-page-break/>{ <text:tab/>"pw_hash":"pbkdf2:sha256:50000$r1fUXyrZ$5908841c968862270f5a49550fa46d188680922d2c9c3e571f75fa248034d09d", </text:p>
      <text:p text:style-name="P116"><text:tab/><text:span text:style-name="T5">"text": "hello world!!!",</text:span></text:p>
      <text:p text:style-name="P116"><text:s text:c="4"/><text:tab/>"username": "thomas",</text:p>
      <text:p text:style-name="P171"><text:tab/>"<text:span text:style-name="T38">author_id</text:span>": "<text:span text:style-name="T38">1</text:span>",</text:p>
      <text:p text:style-name="P116"><text:s/>}</text:p>
      <text:p text:style-name="P116"/>
      <text:p text:style-name="P66"><text:span text:style-name="T3">Response to GET </text:span><text:a xlink:type="simple" xlink:href="http://127.0.0.1:5000/users/thomas" text:style-name="Internet_20_link" text:visited-style-name="Visited_20_Internet_20_Link">http://localhost:8080/users/</text:a><text:a xlink:type="simple" xlink:href="http://127.0.0.1:5000/users/thomas" text:style-name="Internet_20_link" text:visited-style-name="Visited_20_Internet_20_Link"><text:span text:style-name="T3">thomas</text:span></text:a><text:span text:style-name="T3">/add_message</text:span></text:p>
      <text:p text:style-name="P124">Your message was recorded</text:p>
      <text:p text:style-name="P124"/>
      <text:p text:style-name="P124"/>
      <text:p text:style-name="P124"/>
      <text:p text:style-name="P124"/>
      <text:p text:style-name="P125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7">URL: http://localhost:8080/users/&lt;username&gt;/<text:span text:style-name="T6">messages</text:span></text:p>
          </table:table-cell>
          <table:covered-table-cell/>
        </table:table-row>
        <table:table-row>
          <table:table-cell table:style-name="Table3.A2" office:value-type="string">
            <text:p text:style-name="P67">HTTP Method</text:p>
          </table:table-cell>
          <table:table-cell table:style-name="Table3.B2" office:value-type="string">
            <text:p text:style-name="P67">Resulting Behavi<text:span text:style-name="T2">or</text:span></text:p>
          </table:table-cell>
        </table:table-row>
        <table:table-row>
          <table:table-cell table:style-name="Table3.A2" office:value-type="string">
            <text:p text:style-name="P82">GET</text:p>
          </table:table-cell>
          <table:table-cell table:style-name="Table3.B2" office:value-type="string">
            <text:p text:style-name="P126">Fetch user’s information and all messages created</text:p>
          </table:table-cell>
        </table:table-row>
        <table:table-row>
          <table:table-cell table:style-name="Table3.A2" office:value-type="string">
            <text:p text:style-name="P82">PUT</text:p>
          </table:table-cell>
          <table:table-cell table:style-name="Table3.B2" office:value-type="string">
            <text:p text:style-name="P97">Not supported for this endpoint</text:p>
          </table:table-cell>
        </table:table-row>
        <table:table-row>
          <table:table-cell table:style-name="Table3.A2" office:value-type="string">
            <text:p text:style-name="P82">POST</text:p>
          </table:table-cell>
          <table:table-cell table:style-name="Table3.B2" office:value-type="string">
            <text:p text:style-name="P97">Not supported for this endpoint</text:p>
          </table:table-cell>
        </table:table-row>
        <table:table-row>
          <table:table-cell table:style-name="Table3.A2" office:value-type="string">
            <text:p text:style-name="P82">DELETE</text:p>
          </table:table-cell>
          <table:table-cell table:style-name="Table3.B2" office:value-type="string">
            <text:p text:style-name="P97">Not supported for this endpoint</text:p>
          </table:table-cell>
        </table:table-row>
      </table:table>
      <text:p text:style-name="P146"/>
      <text:p text:style-name="P147">This api will display a user’s tweets</text:p>
      <text:p text:style-name="P4">Required following fields for outgoing JSON object: username, pw_hash, <text:span text:style-name="T37">user_id, and profile_user_id</text:span></text:p>
      <text:p text:style-name="P4"/>
      <text:p text:style-name="P20">Example:</text:p>
      <text:p text:style-name="P20"/>
      <text:p text:style-name="P5">Request to <text:span text:style-name="T7">GET</text:span> <text:a xlink:type="simple" xlink:href="http://127.0.0.1:5000/users/thomas/add_message" text:style-name="Internet_20_link" text:visited-style-name="Visited_20_Internet_20_Link"><text:span text:style-name="T1">http://localhost:8080/users/</text:span></text:a><text:a xlink:type="simple" xlink:href="http://127.0.0.1:5000/users/thomas/add_message" text:style-name="Internet_20_link" text:visited-style-name="Visited_20_Internet_20_Link">thomas</text:a><text:a xlink:type="simple" xlink:href="http://127.0.0.1:5000/users/thomas/add_message" text:style-name="Internet_20_link" text:visited-style-name="Visited_20_Internet_20_Link"><text:span text:style-name="T1">/message</text:span></text:a><text:span text:style-name="T1">s</text:span></text:p>
      <text:p text:style-name="P117">{ <text:tab/>"pw_hash":"pbkdf2:sha256:50000$r1fUXyrZ$5908841c968862270f5a49550fa46d188680922d2c9c3e571f75fa248034d09d", </text:p>
      <text:p text:style-name="P117"><text:s text:c="4"/><text:tab/>"username": "thomas",</text:p>
      <text:p text:style-name="P173"><text:tab/>"use<text:span text:style-name="T39">r_id</text:span>": "<text:span text:style-name="T39">1</text:span>",</text:p>
      <text:p text:style-name="P173"><text:tab/>"<text:span text:style-name="T39">profile_user_id</text:span>": "<text:span text:style-name="T39">1</text:span>",</text:p>
      <text:p text:style-name="P117"><text:s/>}</text:p>
      <text:p text:style-name="P117"/>
      <text:p text:style-name="P127">Response to <text:span text:style-name="T8">GET </text:span><text:a xlink:type="simple" xlink:href="http://127.0.0.1:5000/users/thomas/messages" text:style-name="Internet_20_link" text:visited-style-name="Visited_20_Internet_20_Link"><text:span text:style-name="T8">http://localhost:8080/users/thomas/messages</text:span></text:a></text:p>
      <text:p text:style-name="P128"><text:s/>{</text:p>
      <text:p text:style-name="P128"><text:s text:c="4"/>"author_id": 1, </text:p>
      <text:p text:style-name="P128"><text:s text:c="4"/>"email": "tngo0508@gmail.com", </text:p>
      <text:p text:style-name="P128"><text:s text:c="4"/>"message_id": 12, </text:p>
      <text:p text:style-name="P128"><text:s text:c="4"/>"pub_date": 1518409848, </text:p>
      <text:p text:style-name="P128"><text:s text:c="4"/>"pw_hash": "pbkdf2:sha256:50000$r1fUXyrZ$5908841c968862270f5a49550fa46d188680922d2c9c3e571f75fa248034d09d", </text:p>
      <text:p text:style-name="P128"><text:s text:c="4"/>"text": "populates database for testing", </text:p>
      <text:p text:style-name="P128"><text:s text:c="4"/>"user_id": 1, </text:p>
      <text:p text:style-name="P128"><text:s text:c="4"/>"username": "thomas"</text:p>
      <text:p text:style-name="P128"><text:soft-page-break/><text:s text:c="2"/>}</text:p>
      <text:p text:style-name="P128"/>
      <text:p text:style-name="P12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8">URL: http://localhost:8080/users/&lt;username<text:span text:style-name="T9">1</text:span>&gt;/<text:span text:style-name="T9">follow/&lt;username2&gt;</text:span></text:p>
          </table:table-cell>
          <table:covered-table-cell/>
        </table:table-row>
        <table:table-row>
          <table:table-cell table:style-name="Table4.A2" office:value-type="string">
            <text:p text:style-name="P68">HTTP Method</text:p>
          </table:table-cell>
          <table:table-cell table:style-name="Table4.B2" office:value-type="string">
            <text:p text:style-name="P68">Resulting Behavi<text:span text:style-name="T2">or</text:span></text:p>
          </table:table-cell>
        </table:table-row>
        <table:table-row>
          <table:table-cell table:style-name="Table4.A2" office:value-type="string">
            <text:p text:style-name="P83">GET</text:p>
          </table:table-cell>
          <table:table-cell table:style-name="Table4.B2" office:value-type="string">
            <text:p text:style-name="P99">Not supported for this endpoint</text:p>
          </table:table-cell>
        </table:table-row>
        <table:table-row>
          <table:table-cell table:style-name="Table4.A2" office:value-type="string">
            <text:p text:style-name="P83">PUT</text:p>
          </table:table-cell>
          <table:table-cell table:style-name="Table4.B2" office:value-type="string">
            <text:p text:style-name="P98">Not supported for this endpoint</text:p>
          </table:table-cell>
        </table:table-row>
        <table:table-row>
          <table:table-cell table:style-name="Table4.A2" office:value-type="string">
            <text:p text:style-name="P83">POST</text:p>
          </table:table-cell>
          <table:table-cell table:style-name="Table4.B2" office:value-type="string">
            <text:p text:style-name="P130">Add the username1 as follower of the given username2</text:p>
          </table:table-cell>
        </table:table-row>
        <table:table-row>
          <table:table-cell table:style-name="Table4.A2" office:value-type="string">
            <text:p text:style-name="P83">DELETE</text:p>
          </table:table-cell>
          <table:table-cell table:style-name="Table4.B2" office:value-type="string">
            <text:p text:style-name="P98">Not supported for this endpoint</text:p>
          </table:table-cell>
        </table:table-row>
      </table:table>
      <text:p text:style-name="P19"/>
      <text:p text:style-name="P6">Required following fields for outgoing JSON object: username, pw_hash</text:p>
      <text:p text:style-name="P6"/>
      <text:p text:style-name="P20">Example:</text:p>
      <text:p text:style-name="P7">Request to <text:span text:style-name="T7">GET</text:span> <text:a xlink:type="simple" xlink:href="http://127.0.0.1:5000/users/thomas/follow/bob" text:style-name="Internet_20_link" text:visited-style-name="Visited_20_Internet_20_Link"><text:span text:style-name="T10">ttp://localhost:8080/users/thomas/follow/bob</text:span></text:a></text:p>
      <text:p text:style-name="P118">{ <text:tab/>"pw_hash":"pbkdf2:sha256:50000$r1fUXyrZ$5908841c968862270f5a49550fa46d188680922d2c9c3e571f75fa248034d09d", </text:p>
      <text:p text:style-name="P118"><text:s text:c="4"/><text:tab/>"username": "thomas"</text:p>
      <text:p text:style-name="P118"><text:s/>}</text:p>
      <text:p text:style-name="P118"/>
      <text:p text:style-name="P21">Response to POST <text:a xlink:type="simple" xlink:href="http://127.0.0.1:5000/users/thomas/follow/bob" text:style-name="Internet_20_link" text:visited-style-name="Visited_20_Internet_20_Link"><text:span text:style-name="T10">http://localhost:8080/users/thomas/follow/bob</text:span></text:a></text:p>
      <text:p text:style-name="P22">You are following bob</text:p>
      <text:p text:style-name="P22"/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9">URL: http://localhost:8080/<text:span text:style-name="T11">messages</text:span></text:p>
          </table:table-cell>
          <table:covered-table-cell/>
        </table:table-row>
        <table:table-row>
          <table:table-cell table:style-name="Table5.A2" office:value-type="string">
            <text:p text:style-name="P69">HTTP Method</text:p>
          </table:table-cell>
          <table:table-cell table:style-name="Table5.B2" office:value-type="string">
            <text:p text:style-name="P69">Resulting Behavi<text:span text:style-name="T2">or</text:span></text:p>
          </table:table-cell>
        </table:table-row>
        <table:table-row>
          <table:table-cell table:style-name="Table5.A2" office:value-type="string">
            <text:p text:style-name="P84">GET</text:p>
          </table:table-cell>
          <table:table-cell table:style-name="Table5.B2" office:value-type="string">
            <text:p text:style-name="P131">Fetch all messages from all users</text:p>
          </table:table-cell>
        </table:table-row>
        <table:table-row>
          <table:table-cell table:style-name="Table5.A2" office:value-type="string">
            <text:p text:style-name="P84">PUT</text:p>
          </table:table-cell>
          <table:table-cell table:style-name="Table5.B2" office:value-type="string">
            <text:p text:style-name="P100">Not supported for this endpoint</text:p>
          </table:table-cell>
        </table:table-row>
        <table:table-row>
          <table:table-cell table:style-name="Table5.A2" office:value-type="string">
            <text:p text:style-name="P84">POST</text:p>
          </table:table-cell>
          <table:table-cell table:style-name="Table5.B2" office:value-type="string">
            <text:p text:style-name="P101">Not supported for this endpoint</text:p>
          </table:table-cell>
        </table:table-row>
        <table:table-row>
          <table:table-cell table:style-name="Table5.A2" office:value-type="string">
            <text:p text:style-name="P84">DELETE</text:p>
          </table:table-cell>
          <table:table-cell table:style-name="Table5.B2" office:value-type="string">
            <text:p text:style-name="P100">Not supported for this endpoint</text:p>
          </table:table-cell>
        </table:table-row>
      </table:table>
      <text:p text:style-name="P148"/>
      <text:p text:style-name="P24">Response to GET <text:a xlink:type="simple" xlink:href="http://127.0.0.1:5000/messages" text:style-name="Internet_20_link" text:visited-style-name="Visited_20_Internet_20_Link">http://localhost:8080/messages</text:a></text:p>
      <text:p text:style-name="P24"/>
      <text:p text:style-name="P25">{</text:p>
      <text:p text:style-name="P25"><text:s text:c="4"/>"text": "populates database for testing", </text:p>
      <text:p text:style-name="P25"><text:s text:c="4"/>"username": "thomas"</text:p>
      <text:p text:style-name="P25"><text:s text:c="2"/>}, </text:p>
      <text:p text:style-name="P25"><text:s text:c="2"/>{</text:p>
      <text:p text:style-name="P25"><text:s text:c="4"/>"text": "I am practicing web service API", </text:p>
      <text:p text:style-name="P25"><text:s text:c="4"/>"username": "thomas"</text:p>
      <text:p text:style-name="P25"><text:s text:c="2"/>}, </text:p>
      <text:p text:style-name="P25"><text:s text:c="2"/>{</text:p>
      <text:p text:style-name="P25"><text:s text:c="4"/>"text": "test following", </text:p>
      <text:p text:style-name="P25"><text:s text:c="4"/>"username": "thomas"</text:p>
      <text:p text:style-name="P25"><text:soft-page-break/><text:s text:c="2"/>}, </text:p>
      <text:p text:style-name="P25"><text:s text:c="2"/>{</text:p>
      <text:p text:style-name="P25"><text:s text:c="4"/>"text": "bar", </text:p>
      <text:p text:style-name="P25"><text:s text:c="4"/>"username": "eve"</text:p>
      <text:p text:style-name="P25"><text:s text:c="2"/>}, </text:p>
      <text:p text:style-name="P25"><text:s text:c="2"/>{</text:p>
      <text:p text:style-name="P25"><text:s text:c="4"/>"text": "foo", </text:p>
      <text:p text:style-name="P25"><text:s text:c="4"/>"username": "eve"</text:p>
      <text:p text:style-name="P25"><text:s text:c="2"/>}, </text:p>
      <text:p text:style-name="P25">…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70">URL: http://localhost:8080/<text:span text:style-name="T11">messages/&lt;user_id&gt;</text:span></text:p>
          </table:table-cell>
          <table:covered-table-cell/>
        </table:table-row>
        <table:table-row>
          <table:table-cell table:style-name="Table6.A2" office:value-type="string">
            <text:p text:style-name="P70">HTTP Method</text:p>
          </table:table-cell>
          <table:table-cell table:style-name="Table6.B2" office:value-type="string">
            <text:p text:style-name="P70">Resulting Behavi<text:span text:style-name="T2">or</text:span></text:p>
          </table:table-cell>
        </table:table-row>
        <table:table-row>
          <table:table-cell table:style-name="Table6.A2" office:value-type="string">
            <text:p text:style-name="P85">GET</text:p>
          </table:table-cell>
          <table:table-cell table:style-name="Table6.B2" office:value-type="string">
            <text:p text:style-name="P132">Fetch all messages from <text:span text:style-name="T12">&lt;user_id&gt;</text:span></text:p>
          </table:table-cell>
        </table:table-row>
        <table:table-row>
          <table:table-cell table:style-name="Table6.A2" office:value-type="string">
            <text:p text:style-name="P85">PUT</text:p>
          </table:table-cell>
          <table:table-cell table:style-name="Table6.B2" office:value-type="string">
            <text:p text:style-name="P102">Not supported for this endpoint</text:p>
          </table:table-cell>
        </table:table-row>
        <table:table-row>
          <table:table-cell table:style-name="Table6.A2" office:value-type="string">
            <text:p text:style-name="P85">POST</text:p>
          </table:table-cell>
          <table:table-cell table:style-name="Table6.B2" office:value-type="string">
            <text:p text:style-name="P102">Not supported for this endpoint</text:p>
          </table:table-cell>
        </table:table-row>
        <table:table-row>
          <table:table-cell table:style-name="Table6.A2" office:value-type="string">
            <text:p text:style-name="P85">DELETE</text:p>
          </table:table-cell>
          <table:table-cell table:style-name="Table6.B2" office:value-type="string">
            <text:p text:style-name="P102">Not supported for this endpoint</text:p>
          </table:table-cell>
        </table:table-row>
      </table:table>
      <text:p text:style-name="P27"/>
      <text:p text:style-name="P28">Example:</text:p>
      <text:p text:style-name="P28"/>
      <text:p text:style-name="P28">Response to GET <text:a xlink:type="simple" xlink:href="http://127.0.0.1:5000/messages/2" text:style-name="Internet_20_link" text:visited-style-name="Visited_20_Internet_20_Link">http://localhost:8080/messages/2</text:a></text:p>
      <text:p text:style-name="P29">{</text:p>
      <text:p text:style-name="P29"><text:s text:c="4"/>"text": "123", </text:p>
      <text:p text:style-name="P29"><text:s text:c="4"/>"username": "bob"</text:p>
      <text:p text:style-name="P29"><text:s text:c="2"/>}, </text:p>
      <text:p text:style-name="P29"><text:s text:c="2"/>{</text:p>
      <text:p text:style-name="P29"><text:s text:c="4"/>"text": "second comment", </text:p>
      <text:p text:style-name="P29"><text:s text:c="4"/>"username": "bob"</text:p>
      <text:p text:style-name="P29"><text:s text:c="2"/>}, </text:p>
      <text:p text:style-name="P29"><text:s text:c="2"/>{</text:p>
      <text:p text:style-name="P29"><text:s text:c="4"/>"text": "third post", </text:p>
      <text:p text:style-name="P29"><text:s text:c="4"/>"username": "bob"</text:p>
      <text:p text:style-name="P29"><text:s text:c="2"/>}</text:p>
      <text:p text:style-name="P29"/>
      <text:p text:style-name="P30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1">URL: http://localhost:8080/<text:span text:style-name="T13">users/&lt;user_id&gt;/followers</text:span></text:p>
          </table:table-cell>
          <table:covered-table-cell/>
        </table:table-row>
        <table:table-row>
          <table:table-cell table:style-name="Table7.A2" office:value-type="string">
            <text:p text:style-name="P71">HTTP Method</text:p>
          </table:table-cell>
          <table:table-cell table:style-name="Table7.B2" office:value-type="string">
            <text:p text:style-name="P71">Resulting Behavi<text:span text:style-name="T2">or</text:span></text:p>
          </table:table-cell>
        </table:table-row>
        <table:table-row>
          <table:table-cell table:style-name="Table7.A2" office:value-type="string">
            <text:p text:style-name="P86">GET</text:p>
          </table:table-cell>
          <table:table-cell table:style-name="Table7.B2" office:value-type="string">
            <text:p text:style-name="P133">Fetch <text:span text:style-name="T14">all users that are followers of the user &lt;user_id&gt;</text:span></text:p>
          </table:table-cell>
        </table:table-row>
        <text:soft-page-break/>
        <table:table-row>
          <table:table-cell table:style-name="Table7.A2" office:value-type="string">
            <text:p text:style-name="P86">PUT</text:p>
          </table:table-cell>
          <table:table-cell table:style-name="Table7.B2" office:value-type="string">
            <text:p text:style-name="P103">Not supported for this endpoint</text:p>
          </table:table-cell>
        </table:table-row>
        <table:table-row>
          <table:table-cell table:style-name="Table7.A2" office:value-type="string">
            <text:p text:style-name="P86">POST</text:p>
          </table:table-cell>
          <table:table-cell table:style-name="Table7.B2" office:value-type="string">
            <text:p text:style-name="P103">Not supported for this endpoint</text:p>
          </table:table-cell>
        </table:table-row>
        <table:table-row>
          <table:table-cell table:style-name="Table7.A2" office:value-type="string">
            <text:p text:style-name="P86">DELETE</text:p>
          </table:table-cell>
          <table:table-cell table:style-name="Table7.B2" office:value-type="string">
            <text:p text:style-name="P103">Not supported for this endpoint</text:p>
          </table:table-cell>
        </table:table-row>
      </table:table>
      <text:p text:style-name="P31"/>
      <text:p text:style-name="P8">Required following fields for outgoing JSON object: username <text:span text:style-name="T15">and</text:span> pw_hash <text:span text:style-name="T15">related to &lt;user_id&gt;</text:span></text:p>
      <text:p text:style-name="P8"/>
      <text:p text:style-name="P140">Example:</text:p>
      <text:p text:style-name="P9"><text:span text:style-name="T17">Request to GET </text:span><text:a xlink:type="simple" xlink:href="http://127.0.0.1:5000/users/2/followers" text:style-name="Internet_20_link" text:visited-style-name="Visited_20_Internet_20_Link"><text:span text:style-name="T17">http://localhost:8080/users/2/followers</text:span></text:a></text:p>
      <text:p text:style-name="P9"/>
      <text:p text:style-name="P120">{ <text:tab/></text:p>
      <text:p text:style-name="P120"><text:tab/>"pw_hash":"<text:span text:style-name="T17">pbkdf2:sha256:50000$ZccswADr$641523567028e8e6ffe6eb41be32c0f5687989a672f56f58754b149cb5de12b4</text:span>", </text:p>
      <text:p text:style-name="P119"><text:s text:c="4"/><text:tab/>"username": "<text:span text:style-name="T17">bob</text:span>"</text:p>
      <text:p text:style-name="P119"><text:s/>}</text:p>
      <text:p text:style-name="P119"/>
      <text:p text:style-name="P119"/>
      <text:p text:style-name="P8"><text:span text:style-name="T16">Response to GET </text:span><text:a xlink:type="simple" xlink:href="http://127.0.0.1:5000/users/2/followers" text:style-name="Internet_20_link" text:visited-style-name="Visited_20_Internet_20_Link"><text:span text:style-name="T16">http://localhost:8080/users/2/followers</text:span></text:a></text:p>
      <text:p text:style-name="P8"/>
      <text:p text:style-name="P140">{</text:p>
      <text:p text:style-name="P140"><text:s text:c="4"/>"followee": "bob", </text:p>
      <text:p text:style-name="P140"><text:s text:c="4"/>"follower": "thomas"</text:p>
      <text:p text:style-name="P140"><text:s text:c="2"/>}</text:p>
      <text:p text:style-name="P8"/>
      <text:p text:style-name="P10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72">URL: http://localhost:8080/<text:span text:style-name="T13">users/&lt;user_id&gt;/follow</text:span></text:p>
          </table:table-cell>
          <table:covered-table-cell/>
        </table:table-row>
        <table:table-row>
          <table:table-cell table:style-name="Table8.A2" office:value-type="string">
            <text:p text:style-name="P72">HTTP Method</text:p>
          </table:table-cell>
          <table:table-cell table:style-name="Table8.B2" office:value-type="string">
            <text:p text:style-name="P72">Resulting Behavi<text:span text:style-name="T2">or</text:span></text:p>
          </table:table-cell>
        </table:table-row>
        <table:table-row>
          <table:table-cell table:style-name="Table8.A2" office:value-type="string">
            <text:p text:style-name="P87">GET</text:p>
          </table:table-cell>
          <table:table-cell table:style-name="Table8.B2" office:value-type="string">
            <text:p text:style-name="P177">Fetch true or 1 if user_id has followers</text:p>
          </table:table-cell>
        </table:table-row>
        <table:table-row>
          <table:table-cell table:style-name="Table8.A2" office:value-type="string">
            <text:p text:style-name="P87">PUT</text:p>
          </table:table-cell>
          <table:table-cell table:style-name="Table8.B2" office:value-type="string">
            <text:p text:style-name="P104">Not supported for this endpoint</text:p>
          </table:table-cell>
        </table:table-row>
        <table:table-row>
          <table:table-cell table:style-name="Table8.A2" office:value-type="string">
            <text:p text:style-name="P87">POST</text:p>
          </table:table-cell>
          <table:table-cell table:style-name="Table8.B2" office:value-type="string">
            <text:p text:style-name="P104">Not supported for this endpoint</text:p>
          </table:table-cell>
        </table:table-row>
        <table:table-row>
          <table:table-cell table:style-name="Table8.A2" office:value-type="string">
            <text:p text:style-name="P87">DELETE</text:p>
          </table:table-cell>
          <table:table-cell table:style-name="Table8.B2" office:value-type="string">
            <text:p text:style-name="P104">Not supported for this endpoint</text:p>
          </table:table-cell>
        </table:table-row>
      </table:table>
      <text:p text:style-name="P141"><text:s/></text:p>
      <text:p text:style-name="P149">This api will return 1 if user_id has followers. Otherwise, return None</text:p>
      <text:p text:style-name="P11">Required following fields for outgoing JSON object: username, pw_hash, <text:span text:style-name="T40">user_id, and whom_id</text:span></text:p>
      <text:p text:style-name="P11"/>
      <text:p text:style-name="P32">Example:</text:p>
      <text:p text:style-name="P11"><text:span text:style-name="T17">Request to GET </text:span><text:a xlink:type="simple" xlink:href="http://127.0.0.1:5000/users/3/followers" text:style-name="Internet_20_link" text:visited-style-name="Visited_20_Internet_20_Link"><text:span text:style-name="T17">http://localhost:8080/users/3/followers</text:span></text:a></text:p>
      <text:p text:style-name="P11"/>
      <text:p text:style-name="P121">{ <text:tab/></text:p>
      <text:p text:style-name="P122"><text:tab/>"pw_hash":"<text:span text:style-name="T18">pbkdf2:sha256:50000$XArlgzMX$73e58aef7c4ffd196acab89ae912837172583170d794bc29370193731a437bf0</text:span>", </text:p>
      <text:p text:style-name="P121"><text:s text:c="4"/><text:tab/>"username": "<text:span text:style-name="T18">eve</text:span>",</text:p>
      <text:p text:style-name="P175"><text:tab/>"<text:span text:style-name="T41">user_id</text:span>": "<text:span text:style-name="T41">3</text:span>",</text:p>
      <text:p text:style-name="P175"><text:tab/>"<text:span text:style-name="T41">whom_id</text:span>": "<text:span text:style-name="T41">1</text:span>",</text:p>
      <text:p text:style-name="P121"><text:s/>}</text:p>
      <text:p text:style-name="P121"/>
      <text:p text:style-name="P12"><text:soft-page-break/><text:span text:style-name="T19">Response to GET </text:span><text:a xlink:type="simple" xlink:href="http://127.0.0.1:5000/users/3/followers" text:style-name="Internet_20_link" text:visited-style-name="Visited_20_Internet_20_Link"><text:span text:style-name="T19">http://localhost:8080/users/3/followers</text:span></text:a></text:p>
      <text:p text:style-name="P150">1 (if user has followers) Or None (if user does not have follower)</text:p>
      <text:p text:style-name="P33"/>
      <text:p text:style-name="P34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73">URL: http://localhost:8080/<text:span text:style-name="T20">messages/&lt;user_id&gt;/add_message</text:span></text:p>
          </table:table-cell>
          <table:covered-table-cell/>
        </table:table-row>
        <table:table-row>
          <table:table-cell table:style-name="Table9.A2" office:value-type="string">
            <text:p text:style-name="P73">HTTP Method</text:p>
          </table:table-cell>
          <table:table-cell table:style-name="Table9.B2" office:value-type="string">
            <text:p text:style-name="P73">Resulting Behavi<text:span text:style-name="T2">or</text:span></text:p>
          </table:table-cell>
        </table:table-row>
        <table:table-row>
          <table:table-cell table:style-name="Table9.A2" office:value-type="string">
            <text:p text:style-name="P88">GET</text:p>
          </table:table-cell>
          <table:table-cell table:style-name="Table9.B2" office:value-type="string">
            <text:p text:style-name="P106">Not supported for this endpoint</text:p>
          </table:table-cell>
        </table:table-row>
        <table:table-row>
          <table:table-cell table:style-name="Table9.A2" office:value-type="string">
            <text:p text:style-name="P88">PUT</text:p>
          </table:table-cell>
          <table:table-cell table:style-name="Table9.B2" office:value-type="string">
            <text:p text:style-name="P105">Not supported for this endpoint</text:p>
          </table:table-cell>
        </table:table-row>
        <table:table-row>
          <table:table-cell table:style-name="Table9.A2" office:value-type="string">
            <text:p text:style-name="P88">POST</text:p>
          </table:table-cell>
          <table:table-cell table:style-name="Table9.B2" office:value-type="string">
            <text:p text:style-name="P134">Insert a message into table message <text:span text:style-name="T21">of &lt;user_id&gt;</text:span></text:p>
          </table:table-cell>
        </table:table-row>
        <table:table-row>
          <table:table-cell table:style-name="Table9.A2" office:value-type="string">
            <text:p text:style-name="P88">DELETE</text:p>
          </table:table-cell>
          <table:table-cell table:style-name="Table9.B2" office:value-type="string">
            <text:p text:style-name="P105">Not supported for this endpoint</text:p>
          </table:table-cell>
        </table:table-row>
      </table:table>
      <text:p text:style-name="P13">Required following fields for outgoing JSON object: <text:span text:style-name="T22">username, pw_hash, author_id and texts</text:span></text:p>
      <text:p text:style-name="P13"/>
      <text:p text:style-name="P35">Example:</text:p>
      <text:p text:style-name="P35"/>
      <text:p text:style-name="P35">Request to POST <text:a xlink:type="simple" xlink:href="http://127.0.0.1:5000/messages/3/add_message" text:style-name="Internet_20_link" text:visited-style-name="Visited_20_Internet_20_Link">http://localhost:8080/messages/3/add_message</text:a></text:p>
      <text:p text:style-name="P35"/>
      <text:p text:style-name="P35">{</text:p>
      <text:p text:style-name="P35"><text:s text:c="2"/>"author_id": 3, </text:p>
      <text:p text:style-name="P35"><text:s text:c="2"/>"pw_hash": "pbkdf2:sha256:50000$XArlgzMX$73e58aef7c4ffd196acab89ae912837172583170d794bc29370193731a437bf0", </text:p>
      <text:p text:style-name="P35"><text:s text:c="2"/>"text": "hello world!!!", </text:p>
      <text:p text:style-name="P35"><text:s text:c="2"/>"username": "eve", </text:p>
      <text:p text:style-name="P35">}</text:p>
      <text:p text:style-name="P35"/>
      <text:p text:style-name="P36">Request to POST <text:a xlink:type="simple" xlink:href="http://127.0.0.1:5000/messages/3/add_message" text:style-name="Internet_20_link" text:visited-style-name="Visited_20_Internet_20_Link">http://localhost:8080/messages/3/add_messag</text:a><text:a xlink:type="simple" xlink:href="http://127.0.0.1:5000/messages/3/add_message" text:style-name="Internet_20_link" text:visited-style-name="Visited_20_Internet_20_Link">e</text:a></text:p>
      <text:p text:style-name="P37">Your message was successfully recorded</text:p>
      <text:p text:style-name="P37"/>
      <text:p text:style-name="P38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75">URL: http://localhost:8080<text:span text:style-name="T23">/users/&lt;user_id&gt;/add_follow</text:span></text:p>
          </table:table-cell>
          <table:covered-table-cell/>
        </table:table-row>
        <table:table-row>
          <table:table-cell table:style-name="Table10.A2" office:value-type="string">
            <text:p text:style-name="P74">HTTP Method</text:p>
          </table:table-cell>
          <table:table-cell table:style-name="Table10.B2" office:value-type="string">
            <text:p text:style-name="P74">Resulting Behavi<text:span text:style-name="T2">or</text:span></text:p>
          </table:table-cell>
        </table:table-row>
        <table:table-row>
          <table:table-cell table:style-name="Table10.A2" office:value-type="string">
            <text:p text:style-name="P89">GET</text:p>
          </table:table-cell>
          <table:table-cell table:style-name="Table10.B2" office:value-type="string">
            <text:p text:style-name="P107">Not supported for this endpoint</text:p>
          </table:table-cell>
        </table:table-row>
        <table:table-row>
          <table:table-cell table:style-name="Table10.A2" office:value-type="string">
            <text:p text:style-name="P89">PUT</text:p>
          </table:table-cell>
          <table:table-cell table:style-name="Table10.B2" office:value-type="string">
            <text:p text:style-name="P107">Not supported for this endpoint</text:p>
          </table:table-cell>
        </table:table-row>
        <table:table-row>
          <table:table-cell table:style-name="Table10.A2" office:value-type="string">
            <text:p text:style-name="P89">POST</text:p>
          </table:table-cell>
          <table:table-cell table:style-name="Table10.B2" office:value-type="string">
            <text:p text:style-name="P135">Insert a message into table message <text:span text:style-name="T21">of &lt;user_id&gt;</text:span></text:p>
          </table:table-cell>
        </table:table-row>
        <table:table-row>
          <table:table-cell table:style-name="Table10.A2" office:value-type="string">
            <text:p text:style-name="P89">DELETE</text:p>
          </table:table-cell>
          <table:table-cell table:style-name="Table10.B2" office:value-type="string">
            <text:p text:style-name="P107">Not supported for this endpoint</text:p>
          </table:table-cell>
        </table:table-row>
      </table:table>
      <text:p text:style-name="P39"/>
      <text:p text:style-name="P14">Required following fields for outgoing JSON object: <text:span text:style-name="T25">username, pw_hash and whom_id</text:span></text:p>
      <text:p text:style-name="P40"/>
      <text:p text:style-name="P40">Example:</text:p>
      <text:p text:style-name="P40"/>
      <text:p text:style-name="P42"><text:span text:style-name="T24">Request to POST </text:span><text:a xlink:type="simple" xlink:href="http://127.0.0.1:5000/messages/1/add_follow" text:style-name="Internet_20_link" text:visited-style-name="Visited_20_Internet_20_Link"><text:span text:style-name="T24">http://localhost:8080/messages/1/add_follow</text:span></text:a></text:p>
      <text:p text:style-name="P42"/>
      <text:p text:style-name="P40">{</text:p>
      <text:p text:style-name="P40"><text:soft-page-break/><text:s text:c="4"/>"pw_hash": "pbkdf2:sha256:50000$r1fUXyrZ$5908841c968862270f5a49550fa46d188680922d2c9c3e571f75fa248034d09d",</text:p>
      <text:p text:style-name="P40"><text:s text:c="4"/>"username": "thomas",</text:p>
      <text:p text:style-name="P40"><text:s text:c="4"/>"whom_id": 3</text:p>
      <text:p text:style-name="P40">}</text:p>
      <text:p text:style-name="P40"/>
      <text:p text:style-name="P43">Response to POST <text:a xlink:type="simple" xlink:href="http://127.0.0.1:5000/messages/1/add_follow" text:style-name="Internet_20_link" text:visited-style-name="Visited_20_Internet_20_Link"><text:span text:style-name="T24">http://localhost:8080/messages/1/add_follow</text:span></text:a></text:p>
      <text:p text:style-name="P43">You are following user has user_id <text:s/>3</text:p>
      <text:p text:style-name="P43"/>
      <text:p text:style-name="P43"/>
      <text:p text:style-name="P43"/>
      <text:p text:style-name="P43"/>
      <text:p text:style-name="P44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76">URL: http://localhost:8080<text:span text:style-name="T23">/users/&lt;user_id&gt;/unfollow</text:span></text:p>
          </table:table-cell>
          <table:covered-table-cell/>
        </table:table-row>
        <table:table-row>
          <table:table-cell table:style-name="Table11.A2" office:value-type="string">
            <text:p text:style-name="P76">HTTP Method</text:p>
          </table:table-cell>
          <table:table-cell table:style-name="Table11.B2" office:value-type="string">
            <text:p text:style-name="P76">Resulting Behavi<text:span text:style-name="T2">or</text:span></text:p>
          </table:table-cell>
        </table:table-row>
        <table:table-row>
          <table:table-cell table:style-name="Table11.A2" office:value-type="string">
            <text:p text:style-name="P90">GET</text:p>
          </table:table-cell>
          <table:table-cell table:style-name="Table11.B2" office:value-type="string">
            <text:p text:style-name="P108">Not supported for this endpoint</text:p>
          </table:table-cell>
        </table:table-row>
        <table:table-row>
          <table:table-cell table:style-name="Table11.A2" office:value-type="string">
            <text:p text:style-name="P90">PUT</text:p>
          </table:table-cell>
          <table:table-cell table:style-name="Table11.B2" office:value-type="string">
            <text:p text:style-name="P108">Not supported for this endpoint</text:p>
          </table:table-cell>
        </table:table-row>
        <table:table-row>
          <table:table-cell table:style-name="Table11.A2" office:value-type="string">
            <text:p text:style-name="P90">POST</text:p>
          </table:table-cell>
          <table:table-cell table:style-name="Table11.B2" office:value-type="string">
            <text:p text:style-name="P109">Not supported for this endpoint</text:p>
          </table:table-cell>
        </table:table-row>
        <table:table-row>
          <table:table-cell table:style-name="Table11.A2" office:value-type="string">
            <text:p text:style-name="P90">DELETE</text:p>
          </table:table-cell>
          <table:table-cell table:style-name="Table11.B2" office:value-type="string">
            <text:p text:style-name="P136">Delete the following a user who has &lt;whom_id&gt;</text:p>
          </table:table-cell>
        </table:table-row>
      </table:table>
      <text:p text:style-name="P45"/>
      <text:p text:style-name="P15">Required following fields for outgoing JSON object: <text:span text:style-name="T25">username, pw_hash, whom_id, username</text:span></text:p>
      <text:p text:style-name="P15"/>
      <text:p text:style-name="P46">Example:</text:p>
      <text:p text:style-name="P46"/>
      <text:p text:style-name="P46">Request to DELETE <text:a xlink:type="simple" xlink:href="http://127.0.0.1:5000/users/3/followers" text:style-name="Internet_20_link" text:visited-style-name="Visited_20_Internet_20_Link">http://localhost:8080/users/3/followers</text:a></text:p>
      <text:p text:style-name="P46"/>
      <text:p text:style-name="P41">{</text:p>
      <text:p text:style-name="P41"><text:s text:c="4"/>"pw_hash": "pbkdf2:sha256:50000$r1fUXyrZ$5908841c968862270f5a49550fa46d188680922d2c9c3e571f75fa248034d09d",</text:p>
      <text:p text:style-name="P41"><text:s text:c="4"/>"username": "thomas",</text:p>
      <text:p text:style-name="P41"><text:s text:c="4"/>"whom_id": 3</text:p>
      <text:p text:style-name="P41">}</text:p>
      <text:p text:style-name="P41"/>
      <text:p text:style-name="P47"><text:span text:style-name="T26">Response</text:span> to DELETE <text:a xlink:type="simple" xlink:href="http://127.0.0.1:5000/users/3/followers" text:style-name="Internet_20_link" text:visited-style-name="Visited_20_Internet_20_Link">http://localhost:8080/users/3/followers</text:a></text:p>
      <text:p text:style-name="P48">You are no longer following user has <text:s/>3</text:p>
      <text:p text:style-name="P48"/>
      <text:p text:style-name="P49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77">URL: http://localhost:8080<text:span text:style-name="T23">/users/&lt;user_id&gt;/change_password</text:span></text:p>
          </table:table-cell>
          <table:covered-table-cell/>
        </table:table-row>
        <table:table-row>
          <table:table-cell table:style-name="Table12.A2" office:value-type="string">
            <text:p text:style-name="P77">HTTP Method</text:p>
          </table:table-cell>
          <table:table-cell table:style-name="Table12.B2" office:value-type="string">
            <text:p text:style-name="P77">Resulting Behavi<text:span text:style-name="T2">or</text:span></text:p>
          </table:table-cell>
        </table:table-row>
        <table:table-row>
          <table:table-cell table:style-name="Table12.A2" office:value-type="string">
            <text:p text:style-name="P91">GET</text:p>
          </table:table-cell>
          <table:table-cell table:style-name="Table12.B2" office:value-type="string">
            <text:p text:style-name="P110">Not supported for this endpoint</text:p>
          </table:table-cell>
        </table:table-row>
        <table:table-row>
          <table:table-cell table:style-name="Table12.A2" office:value-type="string">
            <text:p text:style-name="P91">PUT</text:p>
          </table:table-cell>
          <table:table-cell table:style-name="Table12.B2" office:value-type="string">
            <text:p text:style-name="P137">Replace old password with new password</text:p>
          </table:table-cell>
        </table:table-row>
        <table:table-row>
          <table:table-cell table:style-name="Table12.A2" office:value-type="string">
            <text:p text:style-name="P91">POST</text:p>
          </table:table-cell>
          <table:table-cell table:style-name="Table12.B2" office:value-type="string">
            <text:p text:style-name="P110">Not supported for this endpoint</text:p>
          </table:table-cell>
        </table:table-row>
        <text:soft-page-break/>
        <table:table-row>
          <table:table-cell table:style-name="Table12.A2" office:value-type="string">
            <text:p text:style-name="P91">DELETE</text:p>
          </table:table-cell>
          <table:table-cell table:style-name="Table12.B2" office:value-type="string">
            <text:p text:style-name="P111">Not supported for this endpoint</text:p>
          </table:table-cell>
        </table:table-row>
      </table:table>
      <text:p text:style-name="P50"/>
      <text:p text:style-name="P16">Required following fields for outgoing JSON object: <text:span text:style-name="T25">username, pw_hash, password and confirmed_password</text:span></text:p>
      <text:p text:style-name="P16"/>
      <text:p text:style-name="P51">Example:</text:p>
      <text:p text:style-name="P51">Request to PUT <text:a xlink:type="simple" xlink:href="http://127.0.0.1:5000/users/1/change_password" text:style-name="Internet_20_link" text:visited-style-name="Visited_20_Internet_20_Link"><text:span text:style-name="T1">http://localhost:8080/users/</text:span></text:a><text:a xlink:type="simple" xlink:href="http://127.0.0.1:5000/users/1/change_password" text:style-name="Internet_20_link" text:visited-style-name="Visited_20_Internet_20_Link">1/change_password</text:a></text:p>
      <text:p text:style-name="P51"/>
      <text:p text:style-name="P51">{</text:p>
      <text:p text:style-name="P51"><text:s text:c="4"/>"confirmed_password": "thomas098",</text:p>
      <text:p text:style-name="P51"><text:s text:c="4"/>"password": "thomas098",</text:p>
      <text:p text:style-name="P51"><text:s text:c="4"/>"pw_hash": "pbkdf2:sha256:50000$r1fUXyrZ$5908841c968862270f5a49550fa46d188680922d2c9c3e571f75fa248034d09d",</text:p>
      <text:p text:style-name="P51"><text:s text:c="4"/>"username": "thomas"</text:p>
      <text:p text:style-name="P51">}</text:p>
      <text:p text:style-name="P51"/>
      <text:p text:style-name="P52"><text:span text:style-name="T27">Response</text:span> to PUT <text:a xlink:type="simple" xlink:href="http://127.0.0.1:5000/users/1/change_password" text:style-name="Internet_20_link" text:visited-style-name="Visited_20_Internet_20_Link"><text:span text:style-name="T1">http://localhost:8080/users/</text:span></text:a><text:a xlink:type="simple" xlink:href="http://127.0.0.1:5000/users/1/change_password" text:style-name="Internet_20_link" text:visited-style-name="Visited_20_Internet_20_Link">1/change_password</text:a></text:p>
      <text:p text:style-name="P55">Your password was successfully changed</text:p>
      <text:p text:style-name="P55"/>
      <text:p text:style-name="P56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78">URL: http://localhost:8080<text:span text:style-name="T23">/users/&lt;user_id&gt;/change_email</text:span></text:p>
          </table:table-cell>
          <table:covered-table-cell/>
        </table:table-row>
        <table:table-row>
          <table:table-cell table:style-name="Table13.A2" office:value-type="string">
            <text:p text:style-name="P78">HTTP Method</text:p>
          </table:table-cell>
          <table:table-cell table:style-name="Table13.B2" office:value-type="string">
            <text:p text:style-name="P78">Resulting Behavi<text:span text:style-name="T2">or</text:span></text:p>
          </table:table-cell>
        </table:table-row>
        <table:table-row>
          <table:table-cell table:style-name="Table13.A2" office:value-type="string">
            <text:p text:style-name="P92">GET</text:p>
          </table:table-cell>
          <table:table-cell table:style-name="Table13.B2" office:value-type="string">
            <text:p text:style-name="P112">Not supported for this endpoint</text:p>
          </table:table-cell>
        </table:table-row>
        <table:table-row>
          <table:table-cell table:style-name="Table13.A2" office:value-type="string">
            <text:p text:style-name="P92">PUT</text:p>
          </table:table-cell>
          <table:table-cell table:style-name="Table13.B2" office:value-type="string">
            <text:p text:style-name="P138">Replace old <text:span text:style-name="T28">email</text:span> with new <text:span text:style-name="T28">email</text:span></text:p>
          </table:table-cell>
        </table:table-row>
        <table:table-row>
          <table:table-cell table:style-name="Table13.A2" office:value-type="string">
            <text:p text:style-name="P92">POST</text:p>
          </table:table-cell>
          <table:table-cell table:style-name="Table13.B2" office:value-type="string">
            <text:p text:style-name="P112">Not supported for this endpoint</text:p>
          </table:table-cell>
        </table:table-row>
        <table:table-row>
          <table:table-cell table:style-name="Table13.A2" office:value-type="string">
            <text:p text:style-name="P92">DELETE</text:p>
          </table:table-cell>
          <table:table-cell table:style-name="Table13.B2" office:value-type="string">
            <text:p text:style-name="P112">Not supported for this endpoint</text:p>
          </table:table-cell>
        </table:table-row>
      </table:table>
      <text:p text:style-name="P59"/>
      <text:p text:style-name="P17">Required following fields for outgoing JSON object: <text:span text:style-name="T25">username, pw_hash, email and confirmed_email</text:span></text:p>
      <text:p text:style-name="P17"/>
      <text:p text:style-name="P53">Example:</text:p>
      <text:p text:style-name="P53">Request to PUT <text:a xlink:type="simple" xlink:href="http://127.0.0.1:5000/users/1/change_email" text:style-name="Internet_20_link" text:visited-style-name="Visited_20_Internet_20_Link"><text:span text:style-name="T1">http://localhost:8080/users/</text:span></text:a><text:a xlink:type="simple" xlink:href="http://127.0.0.1:5000/users/1/change_email" text:style-name="Internet_20_link" text:visited-style-name="Visited_20_Internet_20_Link">1/change_</text:a><text:a xlink:type="simple" xlink:href="http://127.0.0.1:5000/users/1/change_email" text:style-name="Internet_20_link" text:visited-style-name="Visited_20_Internet_20_Link"><text:span text:style-name="T30">email</text:span></text:a></text:p>
      <text:p text:style-name="P53"/>
      <text:p text:style-name="P53">{</text:p>
      <text:p text:style-name="P53"><text:s text:c="4"/>"confirmed_<text:span text:style-name="T32">email</text:span>": "<text:span text:style-name="T32">abc@example.com</text:span>",</text:p>
      <text:p text:style-name="P54"><text:s text:c="4"/><text:span text:style-name="T32">"email" : "abc@example.com",</text:span></text:p>
      <text:p text:style-name="P53"><text:s text:c="4"/>"pw_hash": "pbkdf2:sha256:50000$r1fUXyrZ$5908841c968862270f5a49550fa46d188680922d2c9c3e571f75fa248034d09d",</text:p>
      <text:p text:style-name="P53"><text:s text:c="4"/>"username": "thomas"</text:p>
      <text:p text:style-name="P53">}</text:p>
      <text:p text:style-name="P53"/>
      <text:p text:style-name="P53"><text:span text:style-name="T27">Response</text:span> to PUT <text:a xlink:type="simple" xlink:href="http://127.0.0.1:5000/users/1/change_email" text:style-name="Internet_20_link" text:visited-style-name="Visited_20_Internet_20_Link"><text:span text:style-name="T1">http://localhost:8080/users/</text:span></text:a><text:a xlink:type="simple" xlink:href="http://127.0.0.1:5000/users/1/change_email" text:style-name="Internet_20_link" text:visited-style-name="Visited_20_Internet_20_Link">1/change_</text:a><text:a xlink:type="simple" xlink:href="http://127.0.0.1:5000/users/1/change_email" text:style-name="Internet_20_link" text:visited-style-name="Visited_20_Internet_20_Link"><text:span text:style-name="T31">email</text:span></text:a></text:p>
      <text:p text:style-name="P57">Your <text:span text:style-name="T29">email</text:span> was successfully changed</text:p>
      <text:p text:style-name="P57"/>
      <text:p text:style-name="P58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table:number-columns-spanned="2" office:value-type="string">
            <text:p text:style-name="P79">URL: http://localhost:8080<text:span text:style-name="T23">/users/Sign_up</text:span></text:p>
          </table:table-cell>
          <table:covered-table-cell/>
        </table:table-row>
        <table:table-row>
          <table:table-cell table:style-name="Table14.A2" office:value-type="string">
            <text:p text:style-name="P79">HTTP Method</text:p>
          </table:table-cell>
          <table:table-cell table:style-name="Table14.B2" office:value-type="string">
            <text:p text:style-name="P79">Resulting Behavi<text:span text:style-name="T2">or</text:span></text:p>
          </table:table-cell>
        </table:table-row>
        <table:table-row>
          <table:table-cell table:style-name="Table14.A2" office:value-type="string">
            <text:p text:style-name="P93">GET</text:p>
          </table:table-cell>
          <table:table-cell table:style-name="Table14.B2" office:value-type="string">
            <text:p text:style-name="P113">Not supported for this endpoint</text:p>
          </table:table-cell>
        </table:table-row>
        <table:table-row>
          <table:table-cell table:style-name="Table14.A2" office:value-type="string">
            <text:p text:style-name="P93">PUT</text:p>
          </table:table-cell>
          <table:table-cell table:style-name="Table14.B2" office:value-type="string">
            <text:p text:style-name="P113">Not supported for this endpoint</text:p>
          </table:table-cell>
        </table:table-row>
        <table:table-row>
          <table:table-cell table:style-name="Table14.A2" office:value-type="string">
            <text:p text:style-name="P93">POST</text:p>
          </table:table-cell>
          <table:table-cell table:style-name="Table14.B2" office:value-type="string">
            <text:p text:style-name="P139">Insert new user information</text:p>
          </table:table-cell>
        </table:table-row>
        <table:table-row>
          <table:table-cell table:style-name="Table14.A2" office:value-type="string">
            <text:p text:style-name="P93">DELETE</text:p>
          </table:table-cell>
          <table:table-cell table:style-name="Table14.B2" office:value-type="string">
            <text:p text:style-name="P113">Not supported for this endpoint</text:p>
          </table:table-cell>
        </table:table-row>
      </table:table>
      <text:p text:style-name="P151"/>
      <text:p text:style-name="P152">This api will register a new user’s information</text:p>
      <text:p text:style-name="P18">Required following fields for outgoing JSON object: <text:span text:style-name="T25">username, email, pw_hash</text:span></text:p>
      <text:p text:style-name="P60">Example:</text:p>
      <text:p text:style-name="P60"/>
      <text:p text:style-name="P60">Request to POST <text:a xlink:type="simple" xlink:href="http://127.0.0.1:5000/users/Sign_up" text:style-name="Internet_20_link" text:visited-style-name="Visited_20_Internet_20_Link"><text:span text:style-name="T1">http://localhost:8080/users/Sign_up</text:span></text:a></text:p>
      <text:p text:style-name="P60"/>
      <text:p text:style-name="P60">{</text:p>
      <text:p text:style-name="P60"><text:s text:c="4"/>"email": "harry@potter.com",</text:p>
      <text:p text:style-name="P153"><text:s text:c="4"/>"<text:span text:style-name="T42">pw_hash</text:span>": "<text:span text:style-name="T43">pbkdf2:sha256:50000$r1fUXyrZ$5908841c968862270f5a49550fa46d188680922d2c9c3e571f75fa248034d09d</text:span>",</text:p>
      <text:p text:style-name="P60"><text:s text:c="4"/>"username": "Harry"</text:p>
      <text:p text:style-name="P60">}</text:p>
      <text:p text:style-name="P60"/>
      <text:p text:style-name="P61"><text:span text:style-name="T33">Response</text:span> to POST <text:a xlink:type="simple" xlink:href="http://127.0.0.1:5000/users/Sign_up" text:style-name="Internet_20_link" text:visited-style-name="Visited_20_Internet_20_Link"><text:span text:style-name="T1">http://localhost:8080/users/Sign_up</text:span></text:a></text:p>
      <text:p text:style-name="P62">You were successfully registered</text:p>
      <text:p text:style-name="P60"/>
      <text:p text:style-name="P155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166">URL: http://localhost:8080<text:span text:style-name="T23">/users</text:span></text:p>
          </table:table-cell>
          <table:covered-table-cell/>
        </table:table-row>
        <table:table-row>
          <table:table-cell table:style-name="Table15.A2" office:value-type="string">
            <text:p text:style-name="P166">HTTP Method</text:p>
          </table:table-cell>
          <table:table-cell table:style-name="Table15.B2" office:value-type="string">
            <text:p text:style-name="P166">Resulting Behavi<text:span text:style-name="T2">or</text:span></text:p>
          </table:table-cell>
        </table:table-row>
        <table:table-row>
          <table:table-cell table:style-name="Table15.A2" office:value-type="string">
            <text:p text:style-name="P178">GET</text:p>
          </table:table-cell>
          <table:table-cell table:style-name="Table15.B2" office:value-type="string">
            <text:p text:style-name="P183">Fetch messages and user’s information</text:p>
          </table:table-cell>
        </table:table-row>
        <table:table-row>
          <table:table-cell table:style-name="Table15.A2" office:value-type="string">
            <text:p text:style-name="P178">PUT</text:p>
          </table:table-cell>
          <table:table-cell table:style-name="Table15.B2" office:value-type="string">
            <text:p text:style-name="P180">Not supported for this endpoint</text:p>
          </table:table-cell>
        </table:table-row>
        <table:table-row>
          <table:table-cell table:style-name="Table15.A2" office:value-type="string">
            <text:p text:style-name="P178">POST</text:p>
          </table:table-cell>
          <table:table-cell table:style-name="Table15.B2" office:value-type="string">
            <text:p text:style-name="P181">Not supported for this endpoint</text:p>
          </table:table-cell>
        </table:table-row>
        <table:table-row>
          <table:table-cell table:style-name="Table15.A2" office:value-type="string">
            <text:p text:style-name="P178">DELETE</text:p>
          </table:table-cell>
          <table:table-cell table:style-name="Table15.B2" office:value-type="string">
            <text:p text:style-name="P180">Not supported for this endpoint</text:p>
          </table:table-cell>
        </table:table-row>
      </table:table>
      <text:p text:style-name="P156"/>
      <text:p text:style-name="P157">This api will get user timeline if no user is logged in it will get the public timeline instead</text:p>
      <text:p text:style-name="P158">Optional fields for outgoing JSON object: user_id, pw_hash, username</text:p>
      <text:p text:style-name="P158"/>
      <text:p text:style-name="P159">Response to <text:a xlink:type="simple" xlink:href="http://localhost:8080/users/" text:style-name="Internet_20_link" text:visited-style-name="Visited_20_Internet_20_Link"><text:span text:style-name="T1">http://localhost:8080/users</text:span></text:a></text:p>
      <text:p text:style-name="P159">{</text:p>
      <text:p text:style-name="P159"><text:s text:c="4"/>"author_id": 1, </text:p>
      <text:p text:style-name="P159"><text:s text:c="4"/>"email": "tngo0508@gmail.com", </text:p>
      <text:p text:style-name="P159"><text:s text:c="4"/>"message_id": 1, </text:p>
      <text:p text:style-name="P159"><text:s text:c="4"/>"pub_date": 1518323568, </text:p>
      <text:p text:style-name="P159"><text:s text:c="4"/>"pw_hash": "pbkdf2:sha256:50000$r1fUXyrZ$5908841c968862270f5a49550fa46d188680922d2c9c3e571f75fa248034d09d", </text:p>
      <text:p text:style-name="P159"><text:soft-page-break/><text:s text:c="4"/>"text": "hello, world!", </text:p>
      <text:p text:style-name="P159"><text:s text:c="4"/>"user_id": 1, </text:p>
      <text:p text:style-name="P159"><text:s text:c="4"/>"username": "thomas"</text:p>
      <text:p text:style-name="P159"><text:s text:c="2"/>}</text:p>
      <text:p text:style-name="P159"/>
      <text:p text:style-name="P160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167">URL: http://localhost:8080<text:span text:style-name="T23">/timeline</text:span></text:p>
          </table:table-cell>
          <table:covered-table-cell/>
        </table:table-row>
        <table:table-row>
          <table:table-cell table:style-name="Table16.A2" office:value-type="string">
            <text:p text:style-name="P167">HTTP Method</text:p>
          </table:table-cell>
          <table:table-cell table:style-name="Table16.B2" office:value-type="string">
            <text:p text:style-name="P167">Resulting Behavi<text:span text:style-name="T2">or</text:span></text:p>
          </table:table-cell>
        </table:table-row>
        <table:table-row>
          <table:table-cell table:style-name="Table16.A2" office:value-type="string">
            <text:p text:style-name="P179">GET</text:p>
          </table:table-cell>
          <table:table-cell table:style-name="Table16.B2" office:value-type="string">
            <text:p text:style-name="P184">Fetch <text:span text:style-name="T44">latest </text:span>messages <text:span text:style-name="T44">of all users</text:span></text:p>
          </table:table-cell>
        </table:table-row>
        <table:table-row>
          <table:table-cell table:style-name="Table16.A2" office:value-type="string">
            <text:p text:style-name="P179">PUT</text:p>
          </table:table-cell>
          <table:table-cell table:style-name="Table16.B2" office:value-type="string">
            <text:p text:style-name="P182">Not supported for this endpoint</text:p>
          </table:table-cell>
        </table:table-row>
        <table:table-row>
          <table:table-cell table:style-name="Table16.A2" office:value-type="string">
            <text:p text:style-name="P179">POST</text:p>
          </table:table-cell>
          <table:table-cell table:style-name="Table16.B2" office:value-type="string">
            <text:p text:style-name="P182">Not supported for this endpoint</text:p>
          </table:table-cell>
        </table:table-row>
        <table:table-row>
          <table:table-cell table:style-name="Table16.A2" office:value-type="string">
            <text:p text:style-name="P179">DELETE</text:p>
          </table:table-cell>
          <table:table-cell table:style-name="Table16.B2" office:value-type="string">
            <text:p text:style-name="P182">Not supported for this endpoint</text:p>
          </table:table-cell>
        </table:table-row>
      </table:table>
      <text:p text:style-name="P160"/>
      <text:p text:style-name="P163">No requirement for JSON object</text:p>
      <text:p text:style-name="P163"/>
      <text:p text:style-name="P161">Response to <text:a xlink:type="simple" xlink:href="http://localhost:8080/timeline" text:style-name="Internet_20_link" text:visited-style-name="Visited_20_Internet_20_Link">http://localhost:8080/timeline</text:a></text:p>
      <text:p text:style-name="P161"/>
      <text:p text:style-name="P164">{</text:p>
      <text:p text:style-name="P164"><text:s text:c="4"/>"author_id": 2, </text:p>
      <text:p text:style-name="P164"><text:s text:c="4"/>"email": "bob@example.com", </text:p>
      <text:p text:style-name="P164"><text:s text:c="4"/>"message_id": 3, </text:p>
      <text:p text:style-name="P164"><text:s text:c="4"/>"pub_date": 1518409690, </text:p>
      <text:p text:style-name="P164"><text:s text:c="4"/>"pw_hash": "pbkdf2:sha256:50000$ZccswADr$641523567028e8e6ffe6eb41be32c0f5687989a672f56f58754b149cb5de12b4", </text:p>
      <text:p text:style-name="P164"><text:s text:c="4"/>"text": "123", </text:p>
      <text:p text:style-name="P164"><text:s text:c="4"/>"user_id": 2, </text:p>
      <text:p text:style-name="P164"><text:s text:c="4"/>"username": "bob"</text:p>
      <text:p text:style-name="P164"><text:s text:c="2"/>}, </text:p>
      <text:p text:style-name="P1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37:13.212831075</meta:creation-date>
    <dc:date>2018-03-14T14:28:00.177587974</dc:date>
    <meta:editing-duration>PT6H6M49S</meta:editing-duration>
    <meta:editing-cycles>127</meta:editing-cycles>
    <meta:generator>LibreOffice/5.1.6.2$Linux_X86_64 LibreOffice_project/10m0$Build-2</meta:generator>
    <meta:document-statistic meta:table-count="16" meta:image-count="0" meta:object-count="0" meta:page-count="10" meta:paragraph-count="382" meta:word-count="1139" meta:character-count="10782" meta:non-whitespace-character-count="9606"/>
  </office:meta>
</office:document-meta>
</file>